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3"/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83.91pt" svg:y="12162.84pt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86.95" calcext:value-type="float">
            <text:p>86.95</text:p>
          </table:table-cell>
          <table:table-cell table:style-name="ce3" office:value-type="float" office:value="74.85" calcext:value-type="float">
            <text:p>74.85</text:p>
          </table:table-cell>
          <table:table-cell table:style-name="ce3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90.15" calcext:value-type="float">
            <text:p>90.15</text:p>
          </table:table-cell>
          <table:table-cell table:style-name="ce3" office:value-type="float" office:value="93.33" calcext:value-type="float">
            <text:p>93.33</text:p>
          </table:table-cell>
          <table:table-cell table:style-name="ce3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3.23" calcext:value-type="float">
            <text:p>83.23</text:p>
          </table:table-cell>
          <table:table-cell table:style-name="ce3" office:value-type="float" office:value="78.61" calcext:value-type="float">
            <text:p>78.61</text:p>
          </table:table-cell>
          <table:table-cell table:style-name="ce3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4.11" calcext:value-type="float">
            <text:p>84.11</text:p>
          </table:table-cell>
          <table:table-cell table:style-name="ce3" office:value-type="float" office:value="79.08" calcext:value-type="float">
            <text:p>79.08</text:p>
          </table:table-cell>
          <table:table-cell table:style-name="ce3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float" office:value="254.43" calcext:value-type="float">
            <text:p>254.43</text:p>
          </table:table-cell>
          <table:table-cell table:style-name="ce4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float" office:value="223.33" calcext:value-type="float">
            <text:p>223.33</text:p>
          </table:table-cell>
          <table:table-cell table:style-name="ce4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float" office:value="200.72" calcext:value-type="float">
            <text:p>200.72</text:p>
          </table:table-cell>
          <table:table-cell table:style-name="ce4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office:value-type="float" office:value="166.75" calcext:value-type="float">
            <text:p>166.75</text:p>
          </table:table-cell>
          <table:table-cell table:style-name="ce4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float" office:value="152.2" calcext:value-type="float">
            <text:p>152.2</text:p>
          </table:table-cell>
          <table:table-cell table:style-name="ce4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9.57" calcext:value-type="float">
            <text:p>159.57</text:p>
          </table:table-cell>
          <table:table-cell table:style-name="ce4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111.07" calcext:value-type="float">
            <text:p>111.07</text:p>
          </table:table-cell>
          <table:table-cell table:style-name="ce4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float" office:value="84.88" calcext:value-type="float">
            <text:p>84.88</text:p>
          </table:table-cell>
          <table:table-cell table:style-name="ce4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75.41" calcext:value-type="float">
            <text:p>75.41</text:p>
          </table:table-cell>
          <table:table-cell table:style-name="ce4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65.04" calcext:value-type="float">
            <text:p>65.04</text:p>
          </table:table-cell>
          <table:table-cell table:style-name="ce4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55.11" calcext:value-type="float">
            <text:p>55.11</text:p>
          </table:table-cell>
          <table:table-cell table:style-name="ce4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43.56" calcext:value-type="float">
            <text:p>43.56</text:p>
          </table:table-cell>
          <table:table-cell table:style-name="ce4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32.66" calcext:value-type="float">
            <text:p>32.66</text:p>
          </table:table-cell>
          <table:table-cell table:style-name="ce4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2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35.996" calcext:value-type="float">
            <text:p>35.99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2.718" calcext:value-type="float">
            <text:p>42.7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3.297" calcext:value-type="float">
            <text:p>53.29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70.735" calcext:value-type="float">
            <text:p>70.7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41.768" calcext:value-type="float">
            <text:p>41.7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62.571" calcext:value-type="float">
            <text:p>62.5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0.692" calcext:value-type="float">
            <text:p>30.6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063" calcext:value-type="float">
            <text:p>28.06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26.866" calcext:value-type="float">
            <text:p>26.8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672" calcext:value-type="float">
            <text:p>26.6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6.628" calcext:value-type="float">
            <text:p>26.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34" calcext:value-type="float">
            <text:p>25.83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31.935" calcext:value-type="float">
            <text:p>31.9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297" calcext:value-type="float">
            <text:p>25.29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5.689" calcext:value-type="float">
            <text:p>25.68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622" calcext:value-type="float">
            <text:p>25.62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831" calcext:value-type="float">
            <text:p>25.8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469" calcext:value-type="float">
            <text:p>25.4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291" calcext:value-type="float">
            <text:p>25.2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6.926" calcext:value-type="float">
            <text:p>26.9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398" calcext:value-type="float">
            <text:p>25.39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547" calcext:value-type="float">
            <text:p>25.54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5.724" calcext:value-type="float">
            <text:p>25.7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567" calcext:value-type="float">
            <text:p>25.56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884" calcext:value-type="float">
            <text:p>25.8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627" calcext:value-type="float">
            <text:p>25.6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5.684" calcext:value-type="float">
            <text:p>25.6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617" calcext:value-type="float">
            <text:p>25.6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53" calcext:value-type="float">
            <text:p>25.5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52" calcext:value-type="float">
            <text:p>25.9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5.925" calcext:value-type="float">
            <text:p>25.9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7.358" calcext:value-type="float">
            <text:p>27.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897" calcext:value-type="float">
            <text:p>25.89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225" calcext:value-type="float">
            <text:p>25.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838" calcext:value-type="float">
            <text:p>25.8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826" calcext:value-type="float">
            <text:p>25.8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8" calcext:value-type="float">
            <text:p>25.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99" calcext:value-type="float">
            <text:p>25.7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48" calcext:value-type="float">
            <text:p>25.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944" calcext:value-type="float">
            <text:p>25.9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23" calcext:value-type="float">
            <text:p>25.7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868" calcext:value-type="float">
            <text:p>25.8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824" calcext:value-type="float">
            <text:p>25.824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6"/>
          <table:table-cell office:value-type="float" office:value="25.676" calcext:value-type="float">
            <text:p>25.676</text:p>
          </table:table-cell>
          <table:table-cell table:number-columns-repeated="6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6"/>
          <table:table-cell office:value-type="float" office:value="25.71" calcext:value-type="float">
            <text:p>25.71</text:p>
          </table:table-cell>
          <table:table-cell table:number-columns-repeated="13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; itt hibas volt a cloud-32</text:p>
          </table:table-cell>
          <table:table-cell table:number-columns-repeated="5"/>
          <table:table-cell office:value-type="string" calcext:value-type="string">
            <text:p>Laby-naive para192</text:p>
          </table:table-cell>
          <table:table-cell table:number-columns-repeated="3"/>
          <table:table-cell office:value-type="string" calcext:value-type="string">
            <text:p>Laby-naive NonEmpty combiner para200; (cloud-32 kijavitva)</text:p>
          </table:table-cell>
          <table:table-cell table:number-columns-repeated="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3"/>
          <table:table-cell office:value-type="float" office:value="1500631797553" calcext:value-type="float">
            <text:p>15006317975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/>
          <table:table-cell office:value-type="float" office:value="1500631797562" calcext:value-type="float">
            <text:p>1500631797562</text:p>
          </table:table-cell>
          <table:table-cell table:formula="of:=[.T395]-[.T394]" office:value-type="float" office:value="9" calcext:value-type="float">
            <text:p>9</text:p>
          </table:table-cell>
          <table:table-cell table:formula="of:=[.U395]/1000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/>
          <table:table-cell office:value-type="float" office:value="1500631945045" calcext:value-type="float">
            <text:p>1500631945045</text:p>
          </table:table-cell>
          <table:table-cell table:formula="of:=[.T396]-[.T395]" office:value-type="float" office:value="147483" calcext:value-type="float">
            <text:p>147483</text:p>
          </table:table-cell>
          <table:table-cell table:formula="of:=[.U396]/1000" office:value-type="float" office:value="147.483" calcext:value-type="float">
            <text:p>147.483</text:p>
          </table:table-cell>
          <table:table-cell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/>
          <table:table-cell office:value-type="float" office:value="1500631981041" calcext:value-type="float">
            <text:p>1500631981041</text:p>
          </table:table-cell>
          <table:table-cell table:formula="of:=[.T397]-[.T396]" office:value-type="float" office:value="35996" calcext:value-type="float">
            <text:p>35996</text:p>
          </table:table-cell>
          <table:table-cell table:formula="of:=[.U397]/1000" office:value-type="float" office:value="35.996" calcext:value-type="float">
            <text:p>35.996</text:p>
          </table:table-cell>
          <table:table-cell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/>
          <table:table-cell office:value-type="float" office:value="1500632021353" calcext:value-type="float">
            <text:p>1500632021353</text:p>
          </table:table-cell>
          <table:table-cell table:formula="of:=[.T398]-[.T397]" office:value-type="float" office:value="40312" calcext:value-type="float">
            <text:p>40312</text:p>
          </table:table-cell>
          <table:table-cell table:formula="of:=[.U398]/1000" office:value-type="float" office:value="40.312" calcext:value-type="float">
            <text:p>40.312</text:p>
          </table:table-cell>
          <table:table-cell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/>
          <table:table-cell office:value-type="float" office:value="1500632062995" calcext:value-type="float">
            <text:p>1500632062995</text:p>
          </table:table-cell>
          <table:table-cell table:formula="of:=[.T399]-[.T398]" office:value-type="float" office:value="41642" calcext:value-type="float">
            <text:p>41642</text:p>
          </table:table-cell>
          <table:table-cell table:formula="of:=[.U399]/1000" office:value-type="float" office:value="41.642" calcext:value-type="float">
            <text:p>41.642</text:p>
          </table:table-cell>
          <table:table-cell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/>
          <table:table-cell office:value-type="float" office:value="1500632105713" calcext:value-type="float">
            <text:p>1500632105713</text:p>
          </table:table-cell>
          <table:table-cell table:formula="of:=[.T400]-[.T399]" office:value-type="float" office:value="42718" calcext:value-type="float">
            <text:p>42718</text:p>
          </table:table-cell>
          <table:table-cell table:formula="of:=[.U400]/1000" office:value-type="float" office:value="42.718" calcext:value-type="float">
            <text:p>42.718</text:p>
          </table:table-cell>
          <table:table-cell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/>
          <table:table-cell office:value-type="float" office:value="1500632159010" calcext:value-type="float">
            <text:p>1500632159010</text:p>
          </table:table-cell>
          <table:table-cell table:formula="of:=[.T401]-[.T400]" office:value-type="float" office:value="53297" calcext:value-type="float">
            <text:p>53297</text:p>
          </table:table-cell>
          <table:table-cell table:formula="of:=[.U401]/1000" office:value-type="float" office:value="53.297" calcext:value-type="float">
            <text:p>53.297</text:p>
          </table:table-cell>
          <table:table-cell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/>
          <table:table-cell office:value-type="float" office:value="1500632229745" calcext:value-type="float">
            <text:p>1500632229745</text:p>
          </table:table-cell>
          <table:table-cell table:formula="of:=[.T402]-[.T401]" office:value-type="float" office:value="70735" calcext:value-type="float">
            <text:p>70735</text:p>
          </table:table-cell>
          <table:table-cell table:formula="of:=[.U402]/1000" office:value-type="float" office:value="70.735" calcext:value-type="float">
            <text:p>70.735</text:p>
          </table:table-cell>
          <table:table-cell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/>
          <table:table-cell office:value-type="float" office:value="1500632271513" calcext:value-type="float">
            <text:p>1500632271513</text:p>
          </table:table-cell>
          <table:table-cell table:formula="of:=[.T403]-[.T402]" office:value-type="float" office:value="41768" calcext:value-type="float">
            <text:p>41768</text:p>
          </table:table-cell>
          <table:table-cell table:formula="of:=[.U403]/1000" office:value-type="float" office:value="41.768" calcext:value-type="float">
            <text:p>41.768</text:p>
          </table:table-cell>
          <table:table-cell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/>
          <table:table-cell office:value-type="float" office:value="1500632334084" calcext:value-type="float">
            <text:p>1500632334084</text:p>
          </table:table-cell>
          <table:table-cell table:formula="of:=[.T404]-[.T403]" office:value-type="float" office:value="62571" calcext:value-type="float">
            <text:p>62571</text:p>
          </table:table-cell>
          <table:table-cell table:formula="of:=[.U404]/1000" office:value-type="float" office:value="62.571" calcext:value-type="float">
            <text:p>62.571</text:p>
          </table:table-cell>
          <table:table-cell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/>
          <table:table-cell office:value-type="float" office:value="1500632364776" calcext:value-type="float">
            <text:p>1500632364776</text:p>
          </table:table-cell>
          <table:table-cell table:formula="of:=[.T405]-[.T404]" office:value-type="float" office:value="30692" calcext:value-type="float">
            <text:p>30692</text:p>
          </table:table-cell>
          <table:table-cell table:formula="of:=[.U405]/1000"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/>
          <table:table-cell office:value-type="float" office:value="1500632392839" calcext:value-type="float">
            <text:p>1500632392839</text:p>
          </table:table-cell>
          <table:table-cell table:formula="of:=[.T406]-[.T405]" office:value-type="float" office:value="28063" calcext:value-type="float">
            <text:p>28063</text:p>
          </table:table-cell>
          <table:table-cell table:formula="of:=[.U406]/1000" office:value-type="float" office:value="28.063" calcext:value-type="float">
            <text:p>28.063</text:p>
          </table:table-cell>
          <table:table-cell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/>
          <table:table-cell office:value-type="float" office:value="1500632419705" calcext:value-type="float">
            <text:p>1500632419705</text:p>
          </table:table-cell>
          <table:table-cell table:formula="of:=[.T407]-[.T406]" office:value-type="float" office:value="26866" calcext:value-type="float">
            <text:p>26866</text:p>
          </table:table-cell>
          <table:table-cell table:formula="of:=[.U407]/1000" office:value-type="float" office:value="26.866" calcext:value-type="float">
            <text:p>26.866</text:p>
          </table:table-cell>
          <table:table-cell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/>
          <table:table-cell office:value-type="float" office:value="1500632446377" calcext:value-type="float">
            <text:p>1500632446377</text:p>
          </table:table-cell>
          <table:table-cell table:formula="of:=[.T408]-[.T407]" office:value-type="float" office:value="26672" calcext:value-type="float">
            <text:p>26672</text:p>
          </table:table-cell>
          <table:table-cell table:formula="of:=[.U408]/1000" office:value-type="float" office:value="26.672" calcext:value-type="float">
            <text:p>26.672</text:p>
          </table:table-cell>
          <table:table-cell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/>
          <table:table-cell office:value-type="float" office:value="1500632471903" calcext:value-type="float">
            <text:p>1500632471903</text:p>
          </table:table-cell>
          <table:table-cell table:formula="of:=[.T409]-[.T408]" office:value-type="float" office:value="25526" calcext:value-type="float">
            <text:p>25526</text:p>
          </table:table-cell>
          <table:table-cell table:formula="of:=[.U409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/>
          <table:table-cell office:value-type="float" office:value="1500632498531" calcext:value-type="float">
            <text:p>1500632498531</text:p>
          </table:table-cell>
          <table:table-cell table:formula="of:=[.T410]-[.T409]" office:value-type="float" office:value="26628" calcext:value-type="float">
            <text:p>26628</text:p>
          </table:table-cell>
          <table:table-cell table:formula="of:=[.U410]/1000" office:value-type="float" office:value="26.628" calcext:value-type="float">
            <text:p>26.628</text:p>
          </table:table-cell>
          <table:table-cell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/>
          <table:table-cell office:value-type="float" office:value="1500632524365" calcext:value-type="float">
            <text:p>1500632524365</text:p>
          </table:table-cell>
          <table:table-cell table:formula="of:=[.T411]-[.T410]" office:value-type="float" office:value="25834" calcext:value-type="float">
            <text:p>25834</text:p>
          </table:table-cell>
          <table:table-cell table:formula="of:=[.U411]/1000" office:value-type="float" office:value="25.834" calcext:value-type="float">
            <text:p>25.834</text:p>
          </table:table-cell>
          <table:table-cell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/>
          <table:table-cell office:value-type="float" office:value="1500632556300" calcext:value-type="float">
            <text:p>1500632556300</text:p>
          </table:table-cell>
          <table:table-cell table:formula="of:=[.T412]-[.T411]" office:value-type="float" office:value="31935" calcext:value-type="float">
            <text:p>31935</text:p>
          </table:table-cell>
          <table:table-cell table:formula="of:=[.U412]/1000" office:value-type="float" office:value="31.935" calcext:value-type="float">
            <text:p>31.935</text:p>
          </table:table-cell>
          <table:table-cell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/>
          <table:table-cell office:value-type="float" office:value="1500632581597" calcext:value-type="float">
            <text:p>1500632581597</text:p>
          </table:table-cell>
          <table:table-cell table:formula="of:=[.T413]-[.T412]" office:value-type="float" office:value="25297" calcext:value-type="float">
            <text:p>25297</text:p>
          </table:table-cell>
          <table:table-cell table:formula="of:=[.U413]/1000" office:value-type="float" office:value="25.297" calcext:value-type="float">
            <text:p>25.297</text:p>
          </table:table-cell>
          <table:table-cell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/>
          <table:table-cell office:value-type="float" office:value="1500632607286" calcext:value-type="float">
            <text:p>1500632607286</text:p>
          </table:table-cell>
          <table:table-cell table:formula="of:=[.T414]-[.T413]" office:value-type="float" office:value="25689" calcext:value-type="float">
            <text:p>25689</text:p>
          </table:table-cell>
          <table:table-cell table:formula="of:=[.U414]/1000" office:value-type="float" office:value="25.689" calcext:value-type="float">
            <text:p>25.689</text:p>
          </table:table-cell>
          <table:table-cell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/>
          <table:table-cell office:value-type="float" office:value="1500632632908" calcext:value-type="float">
            <text:p>1500632632908</text:p>
          </table:table-cell>
          <table:table-cell table:formula="of:=[.T415]-[.T414]" office:value-type="float" office:value="25622" calcext:value-type="float">
            <text:p>25622</text:p>
          </table:table-cell>
          <table:table-cell table:formula="of:=[.U415]/1000" office:value-type="float" office:value="25.622" calcext:value-type="float">
            <text:p>25.622</text:p>
          </table:table-cell>
          <table:table-cell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/>
          <table:table-cell office:value-type="float" office:value="1500632658739" calcext:value-type="float">
            <text:p>1500632658739</text:p>
          </table:table-cell>
          <table:table-cell table:formula="of:=[.T416]-[.T415]" office:value-type="float" office:value="25831" calcext:value-type="float">
            <text:p>25831</text:p>
          </table:table-cell>
          <table:table-cell table:formula="of:=[.U416]/1000" office:value-type="float" office:value="25.831" calcext:value-type="float">
            <text:p>25.831</text:p>
          </table:table-cell>
          <table:table-cell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/>
          <table:table-cell office:value-type="float" office:value="1500632684208" calcext:value-type="float">
            <text:p>1500632684208</text:p>
          </table:table-cell>
          <table:table-cell table:formula="of:=[.T417]-[.T416]" office:value-type="float" office:value="25469" calcext:value-type="float">
            <text:p>25469</text:p>
          </table:table-cell>
          <table:table-cell table:formula="of:=[.U417]/1000" office:value-type="float" office:value="25.469" calcext:value-type="float">
            <text:p>25.469</text:p>
          </table:table-cell>
          <table:table-cell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/>
          <table:table-cell office:value-type="float" office:value="1500632709632" calcext:value-type="float">
            <text:p>1500632709632</text:p>
          </table:table-cell>
          <table:table-cell table:formula="of:=[.T418]-[.T417]" office:value-type="float" office:value="25424" calcext:value-type="float">
            <text:p>25424</text:p>
          </table:table-cell>
          <table:table-cell table:formula="of:=[.U418]/1000" office:value-type="float" office:value="25.424" calcext:value-type="float">
            <text:p>25.424</text:p>
          </table:table-cell>
          <table:table-cell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/>
          <table:table-cell office:value-type="float" office:value="1500632735002" calcext:value-type="float">
            <text:p>1500632735002</text:p>
          </table:table-cell>
          <table:table-cell table:formula="of:=[.T419]-[.T418]" office:value-type="float" office:value="25370" calcext:value-type="float">
            <text:p>25370</text:p>
          </table:table-cell>
          <table:table-cell table:formula="of:=[.U419]/1000" office:value-type="float" office:value="25.37" calcext:value-type="float">
            <text:p>25.37</text:p>
          </table:table-cell>
          <table:table-cell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/>
          <table:table-cell office:value-type="float" office:value="1500632760293" calcext:value-type="float">
            <text:p>1500632760293</text:p>
          </table:table-cell>
          <table:table-cell table:formula="of:=[.T420]-[.T419]" office:value-type="float" office:value="25291" calcext:value-type="float">
            <text:p>25291</text:p>
          </table:table-cell>
          <table:table-cell table:formula="of:=[.U420]/1000" office:value-type="float" office:value="25.291" calcext:value-type="float">
            <text:p>25.291</text:p>
          </table:table-cell>
          <table:table-cell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/>
          <table:table-cell office:value-type="float" office:value="1500632787219" calcext:value-type="float">
            <text:p>1500632787219</text:p>
          </table:table-cell>
          <table:table-cell table:formula="of:=[.T421]-[.T420]" office:value-type="float" office:value="26926" calcext:value-type="float">
            <text:p>26926</text:p>
          </table:table-cell>
          <table:table-cell table:formula="of:=[.U421]/1000" office:value-type="float" office:value="26.926" calcext:value-type="float">
            <text:p>26.926</text:p>
          </table:table-cell>
          <table:table-cell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/>
          <table:table-cell office:value-type="float" office:value="1500632812617" calcext:value-type="float">
            <text:p>1500632812617</text:p>
          </table:table-cell>
          <table:table-cell table:formula="of:=[.T422]-[.T421]" office:value-type="float" office:value="25398" calcext:value-type="float">
            <text:p>25398</text:p>
          </table:table-cell>
          <table:table-cell table:formula="of:=[.U422]/1000" office:value-type="float" office:value="25.398" calcext:value-type="float">
            <text:p>25.398</text:p>
          </table:table-cell>
          <table:table-cell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/>
          <table:table-cell office:value-type="float" office:value="1500632838164" calcext:value-type="float">
            <text:p>1500632838164</text:p>
          </table:table-cell>
          <table:table-cell table:formula="of:=[.T423]-[.T422]" office:value-type="float" office:value="25547" calcext:value-type="float">
            <text:p>25547</text:p>
          </table:table-cell>
          <table:table-cell table:formula="of:=[.U423]/1000" office:value-type="float" office:value="25.547" calcext:value-type="float">
            <text:p>25.547</text:p>
          </table:table-cell>
          <table:table-cell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/>
          <table:table-cell office:value-type="float" office:value="1500632863888" calcext:value-type="float">
            <text:p>1500632863888</text:p>
          </table:table-cell>
          <table:table-cell table:formula="of:=[.T424]-[.T423]" office:value-type="float" office:value="25724" calcext:value-type="float">
            <text:p>25724</text:p>
          </table:table-cell>
          <table:table-cell table:formula="of:=[.U424]/1000" office:value-type="float" office:value="25.724" calcext:value-type="float">
            <text:p>25.724</text:p>
          </table:table-cell>
          <table:table-cell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/>
          <table:table-cell office:value-type="float" office:value="1500632889455" calcext:value-type="float">
            <text:p>1500632889455</text:p>
          </table:table-cell>
          <table:table-cell table:formula="of:=[.T425]-[.T424]" office:value-type="float" office:value="25567" calcext:value-type="float">
            <text:p>25567</text:p>
          </table:table-cell>
          <table:table-cell table:formula="of:=[.U425]/1000" office:value-type="float" office:value="25.567" calcext:value-type="float">
            <text:p>25.567</text:p>
          </table:table-cell>
          <table:table-cell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/>
          <table:table-cell office:value-type="float" office:value="1500632915339" calcext:value-type="float">
            <text:p>1500632915339</text:p>
          </table:table-cell>
          <table:table-cell table:formula="of:=[.T426]-[.T425]" office:value-type="float" office:value="25884" calcext:value-type="float">
            <text:p>25884</text:p>
          </table:table-cell>
          <table:table-cell table:formula="of:=[.U426]/1000" office:value-type="float" office:value="25.884" calcext:value-type="float">
            <text:p>25.884</text:p>
          </table:table-cell>
          <table:table-cell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/>
          <table:table-cell office:value-type="float" office:value="1500632940966" calcext:value-type="float">
            <text:p>1500632940966</text:p>
          </table:table-cell>
          <table:table-cell table:formula="of:=[.T427]-[.T426]" office:value-type="float" office:value="25627" calcext:value-type="float">
            <text:p>25627</text:p>
          </table:table-cell>
          <table:table-cell table:formula="of:=[.U427]/1000" office:value-type="float" office:value="25.627" calcext:value-type="float">
            <text:p>25.627</text:p>
          </table:table-cell>
          <table:table-cell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/>
          <table:table-cell office:value-type="float" office:value="1500632966650" calcext:value-type="float">
            <text:p>1500632966650</text:p>
          </table:table-cell>
          <table:table-cell table:formula="of:=[.T428]-[.T427]" office:value-type="float" office:value="25684" calcext:value-type="float">
            <text:p>25684</text:p>
          </table:table-cell>
          <table:table-cell table:formula="of:=[.U428]/1000" office:value-type="float" office:value="25.684" calcext:value-type="float">
            <text:p>25.684</text:p>
          </table:table-cell>
          <table:table-cell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/>
          <table:table-cell office:value-type="float" office:value="1500632992267" calcext:value-type="float">
            <text:p>1500632992267</text:p>
          </table:table-cell>
          <table:table-cell table:formula="of:=[.T429]-[.T428]" office:value-type="float" office:value="25617" calcext:value-type="float">
            <text:p>25617</text:p>
          </table:table-cell>
          <table:table-cell table:formula="of:=[.U429]/1000" office:value-type="float" office:value="25.617" calcext:value-type="float">
            <text:p>25.617</text:p>
          </table:table-cell>
          <table:table-cell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/>
          <table:table-cell office:value-type="float" office:value="1500633017693" calcext:value-type="float">
            <text:p>1500633017693</text:p>
          </table:table-cell>
          <table:table-cell table:formula="of:=[.T430]-[.T429]" office:value-type="float" office:value="25426" calcext:value-type="float">
            <text:p>25426</text:p>
          </table:table-cell>
          <table:table-cell table:formula="of:=[.U430]/1000" office:value-type="float" office:value="25.426" calcext:value-type="float">
            <text:p>25.426</text:p>
          </table:table-cell>
          <table:table-cell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/>
          <table:table-cell office:value-type="float" office:value="1500633043246" calcext:value-type="float">
            <text:p>1500633043246</text:p>
          </table:table-cell>
          <table:table-cell table:formula="of:=[.T431]-[.T430]" office:value-type="float" office:value="25553" calcext:value-type="float">
            <text:p>25553</text:p>
          </table:table-cell>
          <table:table-cell table:formula="of:=[.U431]/1000" office:value-type="float" office:value="25.553" calcext:value-type="float">
            <text:p>25.553</text:p>
          </table:table-cell>
          <table:table-cell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/>
          <table:table-cell office:value-type="float" office:value="1500633069198" calcext:value-type="float">
            <text:p>1500633069198</text:p>
          </table:table-cell>
          <table:table-cell table:formula="of:=[.T432]-[.T431]" office:value-type="float" office:value="25952" calcext:value-type="float">
            <text:p>25952</text:p>
          </table:table-cell>
          <table:table-cell table:formula="of:=[.U432]/1000" office:value-type="float" office:value="25.952" calcext:value-type="float">
            <text:p>25.952</text:p>
          </table:table-cell>
          <table:table-cell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/>
          <table:table-cell office:value-type="float" office:value="1500633095123" calcext:value-type="float">
            <text:p>1500633095123</text:p>
          </table:table-cell>
          <table:table-cell table:formula="of:=[.T433]-[.T432]" office:value-type="float" office:value="25925" calcext:value-type="float">
            <text:p>25925</text:p>
          </table:table-cell>
          <table:table-cell table:formula="of:=[.U433]/1000" office:value-type="float" office:value="25.925" calcext:value-type="float">
            <text:p>25.925</text:p>
          </table:table-cell>
          <table:table-cell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/>
          <table:table-cell office:value-type="float" office:value="1500633122481" calcext:value-type="float">
            <text:p>1500633122481</text:p>
          </table:table-cell>
          <table:table-cell table:formula="of:=[.T434]-[.T433]" office:value-type="float" office:value="27358" calcext:value-type="float">
            <text:p>27358</text:p>
          </table:table-cell>
          <table:table-cell table:formula="of:=[.U434]/1000" office:value-type="float" office:value="27.358" calcext:value-type="float">
            <text:p>27.358</text:p>
          </table:table-cell>
          <table:table-cell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/>
          <table:table-cell office:value-type="float" office:value="1500633148378" calcext:value-type="float">
            <text:p>1500633148378</text:p>
          </table:table-cell>
          <table:table-cell table:formula="of:=[.T435]-[.T434]" office:value-type="float" office:value="25897" calcext:value-type="float">
            <text:p>25897</text:p>
          </table:table-cell>
          <table:table-cell table:formula="of:=[.U435]/1000" office:value-type="float" office:value="25.897" calcext:value-type="float">
            <text:p>25.897</text:p>
          </table:table-cell>
          <table:table-cell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/>
          <table:table-cell office:value-type="float" office:value="1500633173603" calcext:value-type="float">
            <text:p>1500633173603</text:p>
          </table:table-cell>
          <table:table-cell table:formula="of:=[.T436]-[.T435]" office:value-type="float" office:value="25225" calcext:value-type="float">
            <text:p>25225</text:p>
          </table:table-cell>
          <table:table-cell table:formula="of:=[.U436]/1000" office:value-type="float" office:value="25.225" calcext:value-type="float">
            <text:p>25.225</text:p>
          </table:table-cell>
          <table:table-cell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/>
          <table:table-cell office:value-type="float" office:value="1500633199441" calcext:value-type="float">
            <text:p>1500633199441</text:p>
          </table:table-cell>
          <table:table-cell table:formula="of:=[.T437]-[.T436]" office:value-type="float" office:value="25838" calcext:value-type="float">
            <text:p>25838</text:p>
          </table:table-cell>
          <table:table-cell table:formula="of:=[.U437]/1000" office:value-type="float" office:value="25.838" calcext:value-type="float">
            <text:p>25.838</text:p>
          </table:table-cell>
          <table:table-cell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/>
          <table:table-cell office:value-type="float" office:value="1500633225267" calcext:value-type="float">
            <text:p>1500633225267</text:p>
          </table:table-cell>
          <table:table-cell table:formula="of:=[.T438]-[.T437]" office:value-type="float" office:value="25826" calcext:value-type="float">
            <text:p>25826</text:p>
          </table:table-cell>
          <table:table-cell table:formula="of:=[.U438]/1000" office:value-type="float" office:value="25.826" calcext:value-type="float">
            <text:p>25.826</text:p>
          </table:table-cell>
          <table:table-cell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/>
          <table:table-cell office:value-type="float" office:value="1500633250647" calcext:value-type="float">
            <text:p>1500633250647</text:p>
          </table:table-cell>
          <table:table-cell table:formula="of:=[.T439]-[.T438]" office:value-type="float" office:value="25380" calcext:value-type="float">
            <text:p>25380</text:p>
          </table:table-cell>
          <table:table-cell table:formula="of:=[.U439]/1000" office:value-type="float" office:value="25.38" calcext:value-type="float">
            <text:p>25.38</text:p>
          </table:table-cell>
          <table:table-cell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/>
          <table:table-cell office:value-type="float" office:value="1500633276446" calcext:value-type="float">
            <text:p>1500633276446</text:p>
          </table:table-cell>
          <table:table-cell table:formula="of:=[.T440]-[.T439]" office:value-type="float" office:value="25799" calcext:value-type="float">
            <text:p>25799</text:p>
          </table:table-cell>
          <table:table-cell table:formula="of:=[.U440]/1000" office:value-type="float" office:value="25.799" calcext:value-type="float">
            <text:p>25.799</text:p>
          </table:table-cell>
          <table:table-cell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/>
          <table:table-cell office:value-type="float" office:value="1500633301972" calcext:value-type="float">
            <text:p>1500633301972</text:p>
          </table:table-cell>
          <table:table-cell table:formula="of:=[.T441]-[.T440]" office:value-type="float" office:value="25526" calcext:value-type="float">
            <text:p>25526</text:p>
          </table:table-cell>
          <table:table-cell table:formula="of:=[.U441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/>
          <table:table-cell office:value-type="float" office:value="1500633327452" calcext:value-type="float">
            <text:p>1500633327452</text:p>
          </table:table-cell>
          <table:table-cell table:formula="of:=[.T442]-[.T441]" office:value-type="float" office:value="25480" calcext:value-type="float">
            <text:p>25480</text:p>
          </table:table-cell>
          <table:table-cell table:formula="of:=[.U442]/1000" office:value-type="float" office:value="25.48" calcext:value-type="float">
            <text:p>25.48</text:p>
          </table:table-cell>
          <table:table-cell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/>
          <table:table-cell office:value-type="float" office:value="1500633353396" calcext:value-type="float">
            <text:p>1500633353396</text:p>
          </table:table-cell>
          <table:table-cell table:formula="of:=[.T443]-[.T442]" office:value-type="float" office:value="25944" calcext:value-type="float">
            <text:p>25944</text:p>
          </table:table-cell>
          <table:table-cell table:formula="of:=[.U443]/1000" office:value-type="float" office:value="25.944" calcext:value-type="float">
            <text:p>25.944</text:p>
          </table:table-cell>
          <table:table-cell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/>
          <table:table-cell office:value-type="float" office:value="1500633379119" calcext:value-type="float">
            <text:p>1500633379119</text:p>
          </table:table-cell>
          <table:table-cell table:formula="of:=[.T444]-[.T443]" office:value-type="float" office:value="25723" calcext:value-type="float">
            <text:p>25723</text:p>
          </table:table-cell>
          <table:table-cell table:formula="of:=[.U444]/1000" office:value-type="float" office:value="25.723" calcext:value-type="float">
            <text:p>25.7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/>
          <table:table-cell office:value-type="float" office:value="1500633404578" calcext:value-type="float">
            <text:p>1500633404578</text:p>
          </table:table-cell>
          <table:table-cell table:formula="of:=[.T445]-[.T444]" office:value-type="float" office:value="25459" calcext:value-type="float">
            <text:p>25459</text:p>
          </table:table-cell>
          <table:table-cell table:formula="of:=[.U445]/1000" office:value-type="float" office:value="25.459" calcext:value-type="float">
            <text:p>25.45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/>
          <table:table-cell office:value-type="float" office:value="1500633430446" calcext:value-type="float">
            <text:p>1500633430446</text:p>
          </table:table-cell>
          <table:table-cell table:formula="of:=[.T446]-[.T445]" office:value-type="float" office:value="25868" calcext:value-type="float">
            <text:p>25868</text:p>
          </table:table-cell>
          <table:table-cell table:formula="of:=[.U446]/1000" office:value-type="float" office:value="25.868" calcext:value-type="float">
            <text:p>25.86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/>
          <table:table-cell office:value-type="float" office:value="1500633456270" calcext:value-type="float">
            <text:p>1500633456270</text:p>
          </table:table-cell>
          <table:table-cell table:formula="of:=[.T447]-[.T446]" office:value-type="float" office:value="25824" calcext:value-type="float">
            <text:p>25824</text:p>
          </table:table-cell>
          <table:table-cell table:formula="of:=[.U447]/1000" office:value-type="float" office:value="25.824" calcext:value-type="float">
            <text:p>25.824</text:p>
          </table:table-cell>
          <table:table-cell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/>
          <table:table-cell office:value-type="float" office:value="1500633481946" calcext:value-type="float">
            <text:p>1500633481946</text:p>
          </table:table-cell>
          <table:table-cell table:formula="of:=[.T448]-[.T447]" office:value-type="float" office:value="25676" calcext:value-type="float">
            <text:p>25676</text:p>
          </table:table-cell>
          <table:table-cell table:formula="of:=[.U448]/1000" office:value-type="float" office:value="25.676" calcext:value-type="float">
            <text:p>25.676</text:p>
          </table:table-cell>
          <table:table-cell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/>
          <table:table-cell office:value-type="float" office:value="1500633507656" calcext:value-type="float">
            <text:p>1500633507656</text:p>
          </table:table-cell>
          <table:table-cell table:formula="of:=[.T449]-[.T448]" office:value-type="float" office:value="25710" calcext:value-type="float">
            <text:p>25710</text:p>
          </table:table-cell>
          <table:table-cell table:formula="of:=[.U449]/1000" office:value-type="float" office:value="25.71" calcext:value-type="float">
            <text:p>25.71</text:p>
          </table:table-cell>
          <table:table-cell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5" office:value-type="time" office:time-value="PT19H27M05S" calcext:value-type="time">
            <text:p>07:27:05 PM</text:p>
          </table:table-cell>
          <table:table-cell table:style-name="ce5" office:value-type="time" office:time-value="PT22H03M09S" calcext:value-type="time">
            <text:p>10:03:09 PM</text:p>
          </table:table-cell>
          <table:table-cell table:style-name="ce5" table:formula="of:=[.C619]-[.B619]" office:value-type="time" office:time-value="PT02H36M04S" calcext:value-type="time">
            <text:p>02:36:04 AM</text:p>
          </table:table-cell>
          <table:table-cell table:style-name="ce3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5" office:value-type="time" office:time-value="PT21H09M01S" calcext:value-type="time">
            <text:p>09:09:01 PM</text:p>
          </table:table-cell>
          <table:table-cell table:style-name="ce5" office:value-type="time" office:time-value="PT21H30M46S" calcext:value-type="time">
            <text:p>09:30:46 PM</text:p>
          </table:table-cell>
          <table:table-cell table:style-name="ce5" table:formula="of:=[.C620]-[.B620]" office:value-type="time" office:time-value="PT00H21M45S" calcext:value-type="time">
            <text:p>12:21:45 AM</text:p>
          </table:table-cell>
          <table:table-cell table:style-name="ce3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5" office:value-type="time" office:time-value="PT14H46M50S" calcext:value-type="time">
            <text:p>02:46:50 PM</text:p>
          </table:table-cell>
          <table:table-cell table:style-name="ce5" office:value-type="time" office:time-value="PT15H00M36S" calcext:value-type="time">
            <text:p>03:00:36 PM</text:p>
          </table:table-cell>
          <table:table-cell table:style-name="ce5" table:formula="of:=[.C621]-[.B621]" office:value-type="time" office:time-value="PT00H13M46S" calcext:value-type="time">
            <text:p>12:13:46 AM</text:p>
          </table:table-cell>
          <table:table-cell table:style-name="ce3" table:formula="of:=13*60+46" office:value-type="float" office:value="826" calcext:value-type="float">
            <text:p>826</text:p>
          </table:table-cell>
          <table:table-cell table:number-columns-repeated="2"/>
          <table:table-cell table:style-name="ce5" office:value-type="time" office:time-value="PT20H45M35S" calcext:value-type="time">
            <text:p>08:45:35 PM</text:p>
          </table:table-cell>
          <table:table-cell table:style-name="ce5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5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5" table:formula="of:=[.C622]-[.B622]" office:value-type="string" office:string-value="" calcext:value-type="error">
            <text:p>#VALUE!</text:p>
          </table:table-cell>
          <table:table-cell table:style-name="ce3"/>
          <table:table-cell table:number-columns-repeated="2"/>
          <table:table-cell table:style-name="ce5" office:value-type="time" office:time-value="PT21H22M00S" calcext:value-type="time">
            <text:p>09:22:00 PM</text:p>
          </table:table-cell>
          <table:table-cell table:style-name="ce5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9556" calcext:value-type="float">
            <text:p>19556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office:value-type="string" calcext:value-type="string">
            <text:p>Dstat-barrier</text:p>
          </table:table-cell>
          <table:table-cell table:number-columns-repeated="4"/>
          <table:table-cell office:value-type="string" calcext:value-type="string">
            <text:p>Dstat-nobarr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3"/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85488" calcext:value-type="float">
            <text:p>32.85488</text:p>
          </table:table-cell>
          <table:table-cell/>
          <table:table-cell table:formula="of:=SUM([.B636:.B900])" office:value-type="float" office:value="8106.5998" calcext:value-type="float">
            <text:p>8106.5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6064" calcext:value-type="float">
            <text:p>33.76064</text:p>
          </table:table-cell>
          <table:table-cell/>
          <table:table-cell table:formula="of:=SUM([.G636:.G976])" office:value-type="float" office:value="14157.64228" calcext:value-type="float">
            <text:p>14157.6422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0912" calcext:value-type="float">
            <text:p>27.209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.98596" calcext:value-type="float">
            <text:p>46.985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238" calcext:value-type="float">
            <text:p>9.02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.35872" calcext:value-type="float">
            <text:p>20.3587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1284" calcext:value-type="float">
            <text:p>10.412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.78628" calcext:value-type="float">
            <text:p>39.7862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5688" calcext:value-type="float">
            <text:p>11.156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.19592" calcext:value-type="float">
            <text:p>49.19592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48876" calcext:value-type="float">
            <text:p>10.488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5492" calcext:value-type="float">
            <text:p>14.549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8632" calcext:value-type="float">
            <text:p>20.686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.69368" calcext:value-type="float">
            <text:p>12.6936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092" calcext:value-type="float">
            <text:p>27.280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0466" calcext:value-type="float">
            <text:p>14.0466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55128" calcext:value-type="float">
            <text:p>25.551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.41708" calcext:value-type="float">
            <text:p>27.4170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536" calcext:value-type="float">
            <text:p>24.85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9.89356" calcext:value-type="float">
            <text:p>39.89356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22756" calcext:value-type="float">
            <text:p>25.227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.21804" calcext:value-type="float">
            <text:p>52.2180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9384" calcext:value-type="float">
            <text:p>26.793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6.66224" calcext:value-type="float">
            <text:p>66.66224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95472" calcext:value-type="float">
            <text:p>42.954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1.43008" calcext:value-type="float">
            <text:p>71.4300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96912" calcext:value-type="float">
            <text:p>46.969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0.64368" calcext:value-type="float">
            <text:p>70.64368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52684" calcext:value-type="float">
            <text:p>50.526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6.44112" calcext:value-type="float">
            <text:p>66.441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3374" calcext:value-type="float">
            <text:p>50.33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5.02024" calcext:value-type="float">
            <text:p>65.02024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29288" calcext:value-type="float">
            <text:p>56.292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3.59936" calcext:value-type="float">
            <text:p>63.5993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.39528" calcext:value-type="float">
            <text:p>67.395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3.12996" calcext:value-type="float">
            <text:p>63.1299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.79896" calcext:value-type="float">
            <text:p>69.798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6.359" calcext:value-type="float">
            <text:p>66.35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.47292" calcext:value-type="float">
            <text:p>70.4729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4.44176" calcext:value-type="float">
            <text:p>74.4417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86096" calcext:value-type="float">
            <text:p>71.860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9.24272" calcext:value-type="float">
            <text:p>69.24272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05108" calcext:value-type="float">
            <text:p>73.051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2.74684" calcext:value-type="float">
            <text:p>72.74684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.33136" calcext:value-type="float">
            <text:p>70.331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9.49884" calcext:value-type="float">
            <text:p>69.49884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93476" calcext:value-type="float">
            <text:p>68.9347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5.21064" calcext:value-type="float">
            <text:p>65.2106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25564" calcext:value-type="float">
            <text:p>69.2556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.78772" calcext:value-type="float">
            <text:p>64.78772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94484" calcext:value-type="float">
            <text:p>67.944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5.6868" calcext:value-type="float">
            <text:p>65.6868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.1926" calcext:value-type="float">
            <text:p>69.19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.5606" calcext:value-type="float">
            <text:p>64.5606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.11868" calcext:value-type="float">
            <text:p>68.118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5.20888" calcext:value-type="float">
            <text:p>65.2088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60156" calcext:value-type="float">
            <text:p>66.601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2.8876" calcext:value-type="float">
            <text:p>62.8876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.04592" calcext:value-type="float">
            <text:p>65.045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1.40192" calcext:value-type="float">
            <text:p>61.4019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00476" calcext:value-type="float">
            <text:p>67.0047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2.2374" calcext:value-type="float">
            <text:p>62.2374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78756" calcext:value-type="float">
            <text:p>66.7875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1.53436" calcext:value-type="float">
            <text:p>61.53436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9848" calcext:value-type="float">
            <text:p>66.6984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9.08212" calcext:value-type="float">
            <text:p>59.08212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.2444" calcext:value-type="float">
            <text:p>64.24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5.5826" calcext:value-type="float">
            <text:p>65.5826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.96236" calcext:value-type="float">
            <text:p>63.962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2.58412" calcext:value-type="float">
            <text:p>62.5841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.4422" calcext:value-type="float">
            <text:p>64.442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1.62884" calcext:value-type="float">
            <text:p>61.62884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.00572" calcext:value-type="float">
            <text:p>65.0057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4.2966" calcext:value-type="float">
            <text:p>64.2966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.7294" calcext:value-type="float">
            <text:p>63.729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3.18952" calcext:value-type="float">
            <text:p>63.18952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.72488" calcext:value-type="float">
            <text:p>65.724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65.10752" calcext:value-type="float">
            <text:p>65.1075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06368" calcext:value-type="float">
            <text:p>67.0636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5.62412" calcext:value-type="float">
            <text:p>65.62412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15524" calcext:value-type="float">
            <text:p>67.155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1.12572" calcext:value-type="float">
            <text:p>61.12572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0426" calcext:value-type="float">
            <text:p>69.042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60.2104" calcext:value-type="float">
            <text:p>60.2104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26796" calcext:value-type="float">
            <text:p>64.267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1.78208" calcext:value-type="float">
            <text:p>61.78208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.11936" calcext:value-type="float">
            <text:p>63.1193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2.7852" calcext:value-type="float">
            <text:p>62.7852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.44176" calcext:value-type="float">
            <text:p>65.4417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63.825" calcext:value-type="float">
            <text:p>63.825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.69756" calcext:value-type="float">
            <text:p>66.6975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3.06724" calcext:value-type="float">
            <text:p>63.06724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96868" calcext:value-type="float">
            <text:p>65.96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3.7238" calcext:value-type="float">
            <text:p>63.7238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.95128" calcext:value-type="float">
            <text:p>63.9512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67.09352" calcext:value-type="float">
            <text:p>67.0935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8056" calcext:value-type="float">
            <text:p>62.805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65.98048" calcext:value-type="float">
            <text:p>65.98048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.18944" calcext:value-type="float">
            <text:p>64.1894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7.37828" calcext:value-type="float">
            <text:p>67.37828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45564" calcext:value-type="float">
            <text:p>67.4556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8.19048" calcext:value-type="float">
            <text:p>68.190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.31784" calcext:value-type="float">
            <text:p>69.3178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5.74148" calcext:value-type="float">
            <text:p>65.74148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46364" calcext:value-type="float">
            <text:p>63.4636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62.70672" calcext:value-type="float">
            <text:p>62.70672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.19588" calcext:value-type="float">
            <text:p>63.1958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1.3022" calcext:value-type="float">
            <text:p>61.3022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.4488" calcext:value-type="float">
            <text:p>64.448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3.47204" calcext:value-type="float">
            <text:p>63.47204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4974" calcext:value-type="float">
            <text:p>64.497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2.62136" calcext:value-type="float">
            <text:p>62.62136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84528" calcext:value-type="float">
            <text:p>64.8452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65.37712" calcext:value-type="float">
            <text:p>65.377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.87176" calcext:value-type="float">
            <text:p>64.8717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64.31216" calcext:value-type="float">
            <text:p>64.31216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.04912" calcext:value-type="float">
            <text:p>66.0491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1.28828" calcext:value-type="float">
            <text:p>61.28828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.12304" calcext:value-type="float">
            <text:p>67.1230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3.0972" calcext:value-type="float">
            <text:p>63.0972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.69804" calcext:value-type="float">
            <text:p>63.6980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.98172" calcext:value-type="float">
            <text:p>62.98172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.03116" calcext:value-type="float">
            <text:p>65.0311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59.03832" calcext:value-type="float">
            <text:p>59.0383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.79304" calcext:value-type="float">
            <text:p>61.7930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5.14832" calcext:value-type="float">
            <text:p>55.14832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0432" calcext:value-type="float">
            <text:p>60.043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.52856" calcext:value-type="float">
            <text:p>59.5285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.37068" calcext:value-type="float">
            <text:p>60.3706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2.13348" calcext:value-type="float">
            <text:p>52.13348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40972" calcext:value-type="float">
            <text:p>57.4097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44.3712" calcext:value-type="float">
            <text:p>44.3712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121" calcext:value-type="float">
            <text:p>52.1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1.73764" calcext:value-type="float">
            <text:p>41.73764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9652" calcext:value-type="float">
            <text:p>53.5965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7.6686" calcext:value-type="float">
            <text:p>37.668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.13284" calcext:value-type="float">
            <text:p>49.132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.90972" calcext:value-type="float">
            <text:p>34.90972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.17344" calcext:value-type="float">
            <text:p>46.173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.3276" calcext:value-type="float">
            <text:p>31.3276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80196" calcext:value-type="float">
            <text:p>41.8019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8.60392" calcext:value-type="float">
            <text:p>28.60392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02216" calcext:value-type="float">
            <text:p>39.0221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2.00624" calcext:value-type="float">
            <text:p>22.00624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69932" calcext:value-type="float">
            <text:p>36.6993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1.42824" calcext:value-type="float">
            <text:p>21.42824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.81076" calcext:value-type="float">
            <text:p>31.8107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3.18592" calcext:value-type="float">
            <text:p>13.18592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.31888" calcext:value-type="float">
            <text:p>30.3188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1.299" calcext:value-type="float">
            <text:p>11.299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.3096" calcext:value-type="float">
            <text:p>30.30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2.4872" calcext:value-type="float">
            <text:p>12.4872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49044" calcext:value-type="float">
            <text:p>21.4904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.60864" calcext:value-type="float">
            <text:p>8.60864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0268" calcext:value-type="float">
            <text:p>15.0268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6.2832" calcext:value-type="float">
            <text:p>6.2832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26148" calcext:value-type="float">
            <text:p>12.261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.35276" calcext:value-type="float">
            <text:p>6.35276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7746" calcext:value-type="float">
            <text:p>13.774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6.11472" calcext:value-type="float">
            <text:p>6.11472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84452" calcext:value-type="float">
            <text:p>11.8445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.0098" calcext:value-type="float">
            <text:p>6.009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71068" calcext:value-type="float">
            <text:p>12.710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.7196" calcext:value-type="float">
            <text:p>5.719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9408" calcext:value-type="float">
            <text:p>10.4940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.4614" calcext:value-type="float">
            <text:p>5.4614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8044" calcext:value-type="float">
            <text:p>10.0804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.44472" calcext:value-type="float">
            <text:p>8.44472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80656" calcext:value-type="float">
            <text:p>9.80656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9.6774" calcext:value-type="float">
            <text:p>9.677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658" calcext:value-type="float">
            <text:p>7.465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.93076" calcext:value-type="float">
            <text:p>11.93076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26468" calcext:value-type="float">
            <text:p>7.2646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6.86584" calcext:value-type="float">
            <text:p>26.865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282" calcext:value-type="float">
            <text:p>7.32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4.60204" calcext:value-type="float">
            <text:p>24.60204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7928" calcext:value-type="float">
            <text:p>7.1792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7.91204" calcext:value-type="float">
            <text:p>27.91204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7172" calcext:value-type="float">
            <text:p>6.7717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3.65192" calcext:value-type="float">
            <text:p>23.65192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9224" calcext:value-type="float">
            <text:p>6.6922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5.4102" calcext:value-type="float">
            <text:p>25.4102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40804" calcext:value-type="float">
            <text:p>6.4080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6.08176" calcext:value-type="float">
            <text:p>26.0817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8676" calcext:value-type="float">
            <text:p>6.3867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4.3122" calcext:value-type="float">
            <text:p>24.312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5232" calcext:value-type="float">
            <text:p>6.45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3.37204" calcext:value-type="float">
            <text:p>23.37204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026" calcext:value-type="float">
            <text:p>6.202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2.17676" calcext:value-type="float">
            <text:p>22.17676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4828" calcext:value-type="float">
            <text:p>6.3482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2.748" calcext:value-type="float">
            <text:p>22.748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86972" calcext:value-type="float">
            <text:p>5.869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2.59916" calcext:value-type="float">
            <text:p>22.5991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01832" calcext:value-type="float">
            <text:p>6.0183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3.99404" calcext:value-type="float">
            <text:p>23.99404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90368" calcext:value-type="float">
            <text:p>5.903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3.9494" calcext:value-type="float">
            <text:p>23.9494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77584" calcext:value-type="float">
            <text:p>5.775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5.14536" calcext:value-type="float">
            <text:p>25.1453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6296" calcext:value-type="float">
            <text:p>6.662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3.78688" calcext:value-type="float">
            <text:p>23.78688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50196" calcext:value-type="float">
            <text:p>5.5019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5.50976" calcext:value-type="float">
            <text:p>25.50976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12704" calcext:value-type="float">
            <text:p>3.1270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7.65656" calcext:value-type="float">
            <text:p>27.65656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91548" calcext:value-type="float">
            <text:p>2.915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6.00064" calcext:value-type="float">
            <text:p>26.00064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4248" calcext:value-type="float">
            <text:p>2.5424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6.045" calcext:value-type="float">
            <text:p>26.045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4124" calcext:value-type="float">
            <text:p>5.2412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4.94512" calcext:value-type="float">
            <text:p>24.94512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96936" calcext:value-type="float">
            <text:p>24.96936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6.48292" calcext:value-type="float">
            <text:p>26.48292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.67936" calcext:value-type="float">
            <text:p>27.67936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5.21752" calcext:value-type="float">
            <text:p>25.2175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99836" calcext:value-type="float">
            <text:p>26.99836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7.5288" calcext:value-type="float">
            <text:p>27.528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84252" calcext:value-type="float">
            <text:p>23.8425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6.22088" calcext:value-type="float">
            <text:p>26.22088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544" calcext:value-type="float">
            <text:p>26.54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4.90328" calcext:value-type="float">
            <text:p>24.9032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4582" calcext:value-type="float">
            <text:p>24.458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4.89008" calcext:value-type="float">
            <text:p>24.89008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64604" calcext:value-type="float">
            <text:p>26.6460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3.06716" calcext:value-type="float">
            <text:p>23.06716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23552" calcext:value-type="float">
            <text:p>25.23552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3.24792" calcext:value-type="float">
            <text:p>23.24792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90676" calcext:value-type="float">
            <text:p>23.90676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1.848" calcext:value-type="float">
            <text:p>21.848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4738" calcext:value-type="float">
            <text:p>24.473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2.39564" calcext:value-type="float">
            <text:p>22.39564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98464" calcext:value-type="float">
            <text:p>25.98464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2.60984" calcext:value-type="float">
            <text:p>22.60984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.22368" calcext:value-type="float">
            <text:p>24.2236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21.15928" calcext:value-type="float">
            <text:p>21.15928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44552" calcext:value-type="float">
            <text:p>24.4455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1.405" calcext:value-type="float">
            <text:p>21.405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68944" calcext:value-type="float">
            <text:p>25.6894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2.61036" calcext:value-type="float">
            <text:p>22.61036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17756" calcext:value-type="float">
            <text:p>25.1775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.32472" calcext:value-type="float">
            <text:p>21.32472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.93664" calcext:value-type="float">
            <text:p>24.9366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3.7046" calcext:value-type="float">
            <text:p>23.7046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.93364" calcext:value-type="float">
            <text:p>27.93364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.72624" calcext:value-type="float">
            <text:p>23.72624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84444" calcext:value-type="float">
            <text:p>24.8444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3.8544" calcext:value-type="float">
            <text:p>23.8544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04176" calcext:value-type="float">
            <text:p>25.04176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0.82128" calcext:value-type="float">
            <text:p>20.8212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.60396" calcext:value-type="float">
            <text:p>23.6039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6.34556" calcext:value-type="float">
            <text:p>16.34556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.54156" calcext:value-type="float">
            <text:p>23.5415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.77964" calcext:value-type="float">
            <text:p>13.77964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48324" calcext:value-type="float">
            <text:p>24.4832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7.72752" calcext:value-type="float">
            <text:p>7.72752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10636" calcext:value-type="float">
            <text:p>24.1063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.3022" calcext:value-type="float">
            <text:p>2.3022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2786" calcext:value-type="float">
            <text:p>24.2786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.7192" calcext:value-type="float">
            <text:p>1.7192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19912" calcext:value-type="float">
            <text:p>25.1991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95072" calcext:value-type="float">
            <text:p>0.9507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94724" calcext:value-type="float">
            <text:p>23.9472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0.74736" calcext:value-type="float">
            <text:p>0.7473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72748" calcext:value-type="float">
            <text:p>22.7274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0.81252" calcext:value-type="float">
            <text:p>0.8125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.98776" calcext:value-type="float">
            <text:p>21.98776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.42924" calcext:value-type="float">
            <text:p>1.42924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.14364" calcext:value-type="float">
            <text:p>23.1436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0.77464" calcext:value-type="float">
            <text:p>0.7746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.33484" calcext:value-type="float">
            <text:p>23.3348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.86216" calcext:value-type="float">
            <text:p>1.86216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77648" calcext:value-type="float">
            <text:p>26.7764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.84884" calcext:value-type="float">
            <text:p>1.848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63364" calcext:value-type="float">
            <text:p>23.63364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.98904" calcext:value-type="float">
            <text:p>1.98904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7704" calcext:value-type="float">
            <text:p>25.4770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2.44804" calcext:value-type="float">
            <text:p>2.44804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13016" calcext:value-type="float">
            <text:p>25.13016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.81832" calcext:value-type="float">
            <text:p>1.81832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637" calcext:value-type="float">
            <text:p>23.63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9956" calcext:value-type="float">
            <text:p>1.9956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71008" calcext:value-type="float">
            <text:p>22.7100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.73172" calcext:value-type="float">
            <text:p>3.73172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55076" calcext:value-type="float">
            <text:p>22.55076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.33628" calcext:value-type="float">
            <text:p>2.33628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.29972" calcext:value-type="float">
            <text:p>21.29972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.97944" calcext:value-type="float">
            <text:p>2.97944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.32984" calcext:value-type="float">
            <text:p>20.3298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.66648" calcext:value-type="float">
            <text:p>1.66648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69528" calcext:value-type="float">
            <text:p>17.6952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.06476" calcext:value-type="float">
            <text:p>2.06476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11612" calcext:value-type="float">
            <text:p>14.1161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.80764" calcext:value-type="float">
            <text:p>1.80764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134" calcext:value-type="float">
            <text:p>8.513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.20932" calcext:value-type="float">
            <text:p>1.20932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03132" calcext:value-type="float">
            <text:p>3.0313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.95256" calcext:value-type="float">
            <text:p>1.95256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9244" calcext:value-type="float">
            <text:p>6.59244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.1288" calcext:value-type="float">
            <text:p>1.1288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.75708" calcext:value-type="float">
            <text:p>48.7570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8662" calcext:value-type="float">
            <text:p>0.8662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8548" calcext:value-type="float">
            <text:p>70.854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0.89484" calcext:value-type="float">
            <text:p>0.89484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.78776" calcext:value-type="float">
            <text:p>71.7877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0.7998" calcext:value-type="float">
            <text:p>0.7998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.09232" calcext:value-type="float">
            <text:p>71.0923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.59176" calcext:value-type="float">
            <text:p>1.59176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.9494" calcext:value-type="float">
            <text:p>63.9494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0.81596" calcext:value-type="float">
            <text:p>0.81596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.10108" calcext:value-type="float">
            <text:p>45.1010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.3166" calcext:value-type="float">
            <text:p>2.316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41628" calcext:value-type="float">
            <text:p>13.41628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.06616" calcext:value-type="float">
            <text:p>2.0661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63728" calcext:value-type="float">
            <text:p>26.6372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.10952" calcext:value-type="float">
            <text:p>2.10952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40756" calcext:value-type="float">
            <text:p>14.4075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0.3168" calcext:value-type="float">
            <text:p>10.316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50988" calcext:value-type="float">
            <text:p>14.50988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60.43408" calcext:value-type="float">
            <text:p>60.43408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43068" calcext:value-type="float">
            <text:p>18.4306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72.41196" calcext:value-type="float">
            <text:p>72.4119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12464" calcext:value-type="float">
            <text:p>19.12464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71.7514" calcext:value-type="float">
            <text:p>71.751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.58648" calcext:value-type="float">
            <text:p>20.58648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2.86156" calcext:value-type="float">
            <text:p>72.86156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59768" calcext:value-type="float">
            <text:p>21.59768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3.75456" calcext:value-type="float">
            <text:p>73.75456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77784" calcext:value-type="float">
            <text:p>21.77784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71.87596" calcext:value-type="float">
            <text:p>71.8759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.91452" calcext:value-type="float">
            <text:p>21.91452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69.9092" calcext:value-type="float">
            <text:p>69.9092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.78716" calcext:value-type="float">
            <text:p>21.7871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68.60488" calcext:value-type="float">
            <text:p>68.6048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.33676" calcext:value-type="float">
            <text:p>21.33676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67.84892" calcext:value-type="float">
            <text:p>67.84892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.64816" calcext:value-type="float">
            <text:p>21.64816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62.29452" calcext:value-type="float">
            <text:p>62.29452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.53008" calcext:value-type="float">
            <text:p>21.530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52.88532" calcext:value-type="float">
            <text:p>52.88532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44532" calcext:value-type="float">
            <text:p>21.4453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44.48768" calcext:value-type="float">
            <text:p>44.48768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.41604" calcext:value-type="float">
            <text:p>21.4160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8.88508" calcext:value-type="float">
            <text:p>38.8850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4024" calcext:value-type="float">
            <text:p>21.402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6.65716" calcext:value-type="float">
            <text:p>36.6571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.10152" calcext:value-type="float">
            <text:p>22.10152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5.745" calcext:value-type="float">
            <text:p>35.745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.24964" calcext:value-type="float">
            <text:p>21.2496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1.29868" calcext:value-type="float">
            <text:p>31.29868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.97312" calcext:value-type="float">
            <text:p>21.97312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6.72448" calcext:value-type="float">
            <text:p>26.72448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32992" calcext:value-type="float">
            <text:p>21.3299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7.43336" calcext:value-type="float">
            <text:p>17.4333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.09368" calcext:value-type="float">
            <text:p>21.0936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7.71588" calcext:value-type="float">
            <text:p>7.71588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.9738" calcext:value-type="float">
            <text:p>21.973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4.92644" calcext:value-type="float">
            <text:p>4.92644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.8816" calcext:value-type="float">
            <text:p>20.8816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.94524" calcext:value-type="float">
            <text:p>3.94524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.22356" calcext:value-type="float">
            <text:p>21.2235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.17192" calcext:value-type="float">
            <text:p>5.17192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.73152" calcext:value-type="float">
            <text:p>20.7315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4.35404" calcext:value-type="float">
            <text:p>4.35404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.69052" calcext:value-type="float">
            <text:p>21.6905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55.01136" calcext:value-type="float">
            <text:p>55.01136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.66588" calcext:value-type="float">
            <text:p>21.66588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72.45612" calcext:value-type="float">
            <text:p>72.45612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.1022" calcext:value-type="float">
            <text:p>22.102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54.46412" calcext:value-type="float">
            <text:p>54.46412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91588" calcext:value-type="float">
            <text:p>20.91588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42.77652" calcext:value-type="float">
            <text:p>42.77652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44672" calcext:value-type="float">
            <text:p>20.4467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6.5724" calcext:value-type="float">
            <text:p>36.5724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.774" calcext:value-type="float">
            <text:p>20.77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7.99784" calcext:value-type="float">
            <text:p>27.99784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.9154" calcext:value-type="float">
            <text:p>20.9154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2.98608" calcext:value-type="float">
            <text:p>12.9860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08268" calcext:value-type="float">
            <text:p>21.08268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3.64892" calcext:value-type="float">
            <text:p>3.64892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.66088" calcext:value-type="float">
            <text:p>20.66088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8878" calcext:value-type="float">
            <text:p>0.8878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.98748" calcext:value-type="float">
            <text:p>21.98748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0.67312" calcext:value-type="float">
            <text:p>0.67312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.60764" calcext:value-type="float">
            <text:p>20.60764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4.5062" calcext:value-type="float">
            <text:p>4.506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.19644" calcext:value-type="float">
            <text:p>20.19644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.58692" calcext:value-type="float">
            <text:p>3.58692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.9834" calcext:value-type="float">
            <text:p>22.9834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4.84472" calcext:value-type="float">
            <text:p>4.84472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.5364" calcext:value-type="float">
            <text:p>22.536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1.8166" calcext:value-type="float">
            <text:p>1.8166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.05036" calcext:value-type="float">
            <text:p>22.05036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7.62352" calcext:value-type="float">
            <text:p>37.62352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21952" calcext:value-type="float">
            <text:p>19.2195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74.2444" calcext:value-type="float">
            <text:p>74.244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.44604" calcext:value-type="float">
            <text:p>19.4460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78.937" calcext:value-type="float">
            <text:p>78.937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3012" calcext:value-type="float">
            <text:p>17.301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78.199" calcext:value-type="float">
            <text:p>78.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86476" calcext:value-type="float">
            <text:p>13.8647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76.5924" calcext:value-type="float">
            <text:p>76.5924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05692" calcext:value-type="float">
            <text:p>11.05692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74.66928" calcext:value-type="float">
            <text:p>74.66928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75228" calcext:value-type="float">
            <text:p>9.75228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74.14456" calcext:value-type="float">
            <text:p>74.14456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01848" calcext:value-type="float">
            <text:p>10.01848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72.50292" calcext:value-type="float">
            <text:p>72.50292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01248" calcext:value-type="float">
            <text:p>7.01248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68.97776" calcext:value-type="float">
            <text:p>68.97776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06788" calcext:value-type="float">
            <text:p>9.0678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61.3084" calcext:value-type="float">
            <text:p>61.3084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44516" calcext:value-type="float">
            <text:p>8.4451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2.438" calcext:value-type="float">
            <text:p>52.438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98396" calcext:value-type="float">
            <text:p>5.98396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43.84052" calcext:value-type="float">
            <text:p>43.84052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14044" calcext:value-type="float">
            <text:p>7.14044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5.70688" calcext:value-type="float">
            <text:p>35.7068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98496" calcext:value-type="float">
            <text:p>4.98496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58.75008" calcext:value-type="float">
            <text:p>58.75008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8988" calcext:value-type="float">
            <text:p>2.6898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78.23728" calcext:value-type="float">
            <text:p>78.23728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07228" calcext:value-type="float">
            <text:p>10.07228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62.37124" calcext:value-type="float">
            <text:p>62.37124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.66128" calcext:value-type="float">
            <text:p>61.66128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47.13232" calcext:value-type="float">
            <text:p>47.1323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5.33856" calcext:value-type="float">
            <text:p>75.33856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9.0656" calcext:value-type="float">
            <text:p>39.0656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.82284" calcext:value-type="float">
            <text:p>73.8228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4.85532" calcext:value-type="float">
            <text:p>34.85532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.906" calcext:value-type="float">
            <text:p>73.906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0.39116" calcext:value-type="float">
            <text:p>30.39116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4.51644" calcext:value-type="float">
            <text:p>64.51644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27.79072" calcext:value-type="float">
            <text:p>27.79072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46064" calcext:value-type="float">
            <text:p>30.46064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25.4378" calcext:value-type="float">
            <text:p>25.4378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.14188" calcext:value-type="float">
            <text:p>19.1418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25.07108" calcext:value-type="float">
            <text:p>25.0710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.80092" calcext:value-type="float">
            <text:p>21.8009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20.44348" calcext:value-type="float">
            <text:p>20.44348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403" calcext:value-type="float">
            <text:p>10.4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7.4526" calcext:value-type="float">
            <text:p>7.4526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.77232" calcext:value-type="float">
            <text:p>19.77232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.96604" calcext:value-type="float">
            <text:p>5.96604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.72652" calcext:value-type="float">
            <text:p>18.7265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62.92196" calcext:value-type="float">
            <text:p>62.92196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.24276" calcext:value-type="float">
            <text:p>19.2427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76.91464" calcext:value-type="float">
            <text:p>76.91464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.29148" calcext:value-type="float">
            <text:p>22.29148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78.91972" calcext:value-type="float">
            <text:p>78.91972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.71032" calcext:value-type="float">
            <text:p>21.71032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77.45656" calcext:value-type="float">
            <text:p>77.45656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.044" calcext:value-type="float">
            <text:p>22.04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73.76168" calcext:value-type="float">
            <text:p>73.76168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.33156" calcext:value-type="float">
            <text:p>21.33156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74.02008" calcext:value-type="float">
            <text:p>74.02008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.52824" calcext:value-type="float">
            <text:p>21.52824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74.84648" calcext:value-type="float">
            <text:p>74.8464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.05044" calcext:value-type="float">
            <text:p>22.05044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71.6356" calcext:value-type="float">
            <text:p>71.6356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09404" calcext:value-type="float">
            <text:p>22.09404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63.84744" calcext:value-type="float">
            <text:p>63.84744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52108" calcext:value-type="float">
            <text:p>21.52108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6.7548" calcext:value-type="float">
            <text:p>56.7548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4056" calcext:value-type="float">
            <text:p>21.24056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46.09204" calcext:value-type="float">
            <text:p>46.09204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3358" calcext:value-type="float">
            <text:p>21.3358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40.28196" calcext:value-type="float">
            <text:p>40.28196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57668" calcext:value-type="float">
            <text:p>21.5766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.07284" calcext:value-type="float">
            <text:p>35.0728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88024" calcext:value-type="float">
            <text:p>21.88024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37.62508" calcext:value-type="float">
            <text:p>37.62508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689" calcext:value-type="float">
            <text:p>21.68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73.30384" calcext:value-type="float">
            <text:p>73.30384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5716" calcext:value-type="float">
            <text:p>21.55716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75.57388" calcext:value-type="float">
            <text:p>75.57388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5412" calcext:value-type="float">
            <text:p>21.65412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5.3786" calcext:value-type="float">
            <text:p>55.3786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28" calcext:value-type="float">
            <text:p>21.2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43.51356" calcext:value-type="float">
            <text:p>43.51356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27512" calcext:value-type="float">
            <text:p>22.2751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5.75344" calcext:value-type="float">
            <text:p>35.75344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98624" calcext:value-type="float">
            <text:p>21.98624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0.7108" calcext:value-type="float">
            <text:p>30.7108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23112" calcext:value-type="float">
            <text:p>21.2311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26.85096" calcext:value-type="float">
            <text:p>26.85096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06972" calcext:value-type="float">
            <text:p>21.0697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6.92716" calcext:value-type="float">
            <text:p>26.92716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5404" calcext:value-type="float">
            <text:p>21.540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24.28868" calcext:value-type="float">
            <text:p>24.28868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.90772" calcext:value-type="float">
            <text:p>21.9077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18.60688" calcext:value-type="float">
            <text:p>18.60688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42816" calcext:value-type="float">
            <text:p>22.4281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2.66008" calcext:value-type="float">
            <text:p>32.66008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.16452" calcext:value-type="float">
            <text:p>21.16452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73.59028" calcext:value-type="float">
            <text:p>73.59028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.78668" calcext:value-type="float">
            <text:p>20.7866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8.58208" calcext:value-type="float">
            <text:p>78.5820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37708" calcext:value-type="float">
            <text:p>21.3770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81.50268" calcext:value-type="float">
            <text:p>81.50268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74244" calcext:value-type="float">
            <text:p>21.74244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79.24596" calcext:value-type="float">
            <text:p>79.24596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.1136" calcext:value-type="float">
            <text:p>21.1136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75.9464" calcext:value-type="float">
            <text:p>75.9464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.99824" calcext:value-type="float">
            <text:p>20.99824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75.20336" calcext:value-type="float">
            <text:p>75.20336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.71904" calcext:value-type="float">
            <text:p>20.71904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74.07024" calcext:value-type="float">
            <text:p>74.07024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.86848" calcext:value-type="float">
            <text:p>20.86848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70.4578" calcext:value-type="float">
            <text:p>70.4578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.22192" calcext:value-type="float">
            <text:p>21.22192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63.59152" calcext:value-type="float">
            <text:p>63.5915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6344" calcext:value-type="float">
            <text:p>20.634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5.41248" calcext:value-type="float">
            <text:p>55.41248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82952" calcext:value-type="float">
            <text:p>21.82952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45.49452" calcext:value-type="float">
            <text:p>45.49452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.75268" calcext:value-type="float">
            <text:p>21.7526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40.45556" calcext:value-type="float">
            <text:p>40.45556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.651" calcext:value-type="float">
            <text:p>20.651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35.47176" calcext:value-type="float">
            <text:p>35.47176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.01636" calcext:value-type="float">
            <text:p>19.01636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44.57096" calcext:value-type="float">
            <text:p>44.57096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.653" calcext:value-type="float">
            <text:p>17.653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74.8774" calcext:value-type="float">
            <text:p>74.8774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.79288" calcext:value-type="float">
            <text:p>16.79288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70.29316" calcext:value-type="float">
            <text:p>70.29316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02132" calcext:value-type="float">
            <text:p>13.02132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47.38124" calcext:value-type="float">
            <text:p>47.38124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54308" calcext:value-type="float">
            <text:p>8.5430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38.49252" calcext:value-type="float">
            <text:p>38.49252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0594" calcext:value-type="float">
            <text:p>8.059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34.66152" calcext:value-type="float">
            <text:p>34.66152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2522" calcext:value-type="float">
            <text:p>9.2522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9.46036" calcext:value-type="float">
            <text:p>29.4603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7428" calcext:value-type="float">
            <text:p>9.17428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1.52108" calcext:value-type="float">
            <text:p>31.52108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41336" calcext:value-type="float">
            <text:p>8.41336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26.9058" calcext:value-type="float">
            <text:p>26.905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0182" calcext:value-type="float">
            <text:p>8.0182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25.41592" calcext:value-type="float">
            <text:p>25.41592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5772" calcext:value-type="float">
            <text:p>5.85772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9.00988" calcext:value-type="float">
            <text:p>19.00988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6274" calcext:value-type="float">
            <text:p>5.6274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7.33452" calcext:value-type="float">
            <text:p>7.33452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63884" calcext:value-type="float">
            <text:p>2.63884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26.226" calcext:value-type="float">
            <text:p>26.226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.66352" calcext:value-type="float">
            <text:p>28.6635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73.72924" calcext:value-type="float">
            <text:p>73.72924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2.91556" calcext:value-type="float">
            <text:p>72.91556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79.04372" calcext:value-type="float">
            <text:p>79.04372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5.5004" calcext:value-type="float">
            <text:p>75.5004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81.35988" calcext:value-type="float">
            <text:p>81.35988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.20764" calcext:value-type="float">
            <text:p>74.20764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75.16996" calcext:value-type="float">
            <text:p>75.1699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8.9982" calcext:value-type="float">
            <text:p>68.998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5.04908" calcext:value-type="float">
            <text:p>75.04908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.39544" calcext:value-type="float">
            <text:p>47.39544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2.91612" calcext:value-type="float">
            <text:p>72.91612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96572" calcext:value-type="float">
            <text:p>14.9657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72.42036" calcext:value-type="float">
            <text:p>72.42036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.69756" calcext:value-type="float">
            <text:p>18.69756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70.4038" calcext:value-type="float">
            <text:p>70.4038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.12432" calcext:value-type="float">
            <text:p>21.12432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67.78792" calcext:value-type="float">
            <text:p>67.78792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50532" calcext:value-type="float">
            <text:p>9.5053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61.9168" calcext:value-type="float">
            <text:p>61.9168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.80812" calcext:value-type="float">
            <text:p>18.8081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49.80712" calcext:value-type="float">
            <text:p>49.80712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.145" calcext:value-type="float">
            <text:p>20.14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38.59848" calcext:value-type="float">
            <text:p>38.59848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.19312" calcext:value-type="float">
            <text:p>20.1931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4.70616" calcext:value-type="float">
            <text:p>34.70616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.58484" calcext:value-type="float">
            <text:p>21.58484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8.97952" calcext:value-type="float">
            <text:p>38.97952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.35772" calcext:value-type="float">
            <text:p>21.3577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72.991" calcext:value-type="float">
            <text:p>72.991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24508" calcext:value-type="float">
            <text:p>22.2450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2.59636" calcext:value-type="float">
            <text:p>72.59636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.7646" calcext:value-type="float">
            <text:p>21.764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1.73348" calcext:value-type="float">
            <text:p>51.73348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.6638" calcext:value-type="float">
            <text:p>22.663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3.75988" calcext:value-type="float">
            <text:p>43.75988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.30468" calcext:value-type="float">
            <text:p>22.30468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38.26176" calcext:value-type="float">
            <text:p>38.26176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.7118" calcext:value-type="float">
            <text:p>21.7118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34.769" calcext:value-type="float">
            <text:p>34.769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.45384" calcext:value-type="float">
            <text:p>21.4538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30.92012" calcext:value-type="float">
            <text:p>30.92012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.46068" calcext:value-type="float">
            <text:p>21.4606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28.31052" calcext:value-type="float">
            <text:p>28.31052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.00796" calcext:value-type="float">
            <text:p>22.00796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26.17304" calcext:value-type="float">
            <text:p>26.17304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.66572" calcext:value-type="float">
            <text:p>22.6657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23.1896" calcext:value-type="float">
            <text:p>23.18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.26588" calcext:value-type="float">
            <text:p>21.2658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0.36028" calcext:value-type="float">
            <text:p>10.36028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.3534" calcext:value-type="float">
            <text:p>21.353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20.19504" calcext:value-type="float">
            <text:p>20.19504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.68172" calcext:value-type="float">
            <text:p>21.6817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70.88044" calcext:value-type="float">
            <text:p>70.88044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.56172" calcext:value-type="float">
            <text:p>21.5617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78.76176" calcext:value-type="float">
            <text:p>78.76176</text:p>
          </table:table-cell>
          <table:table-cell table:number-columns-repeated="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.27588" calcext:value-type="float">
            <text:p>21.2758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79.842" calcext:value-type="float">
            <text:p>79.842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.88788" calcext:value-type="float">
            <text:p>21.8878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75.53956" calcext:value-type="float">
            <text:p>75.53956</text:p>
          </table:table-cell>
          <table:table-cell table:number-columns-repeated="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.65608" calcext:value-type="float">
            <text:p>21.6560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75.57576" calcext:value-type="float">
            <text:p>75.57576</text:p>
          </table:table-cell>
          <table:table-cell table:number-columns-repeated="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.04428" calcext:value-type="float">
            <text:p>21.04428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74.13368" calcext:value-type="float">
            <text:p>74.13368</text:p>
          </table:table-cell>
          <table:table-cell table:number-columns-repeated="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.1458" calcext:value-type="float">
            <text:p>21.145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71.93468" calcext:value-type="float">
            <text:p>71.93468</text:p>
          </table:table-cell>
          <table:table-cell table:number-columns-repeated="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.42544" calcext:value-type="float">
            <text:p>22.42544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9.26708" calcext:value-type="float">
            <text:p>69.26708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.49792" calcext:value-type="float">
            <text:p>22.49792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65.08636" calcext:value-type="float">
            <text:p>65.08636</text:p>
          </table:table-cell>
          <table:table-cell table:number-columns-repeated="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.59596" calcext:value-type="float">
            <text:p>21.59596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63.8446" calcext:value-type="float">
            <text:p>63.8446</text:p>
          </table:table-cell>
          <table:table-cell table:number-columns-repeated="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.09112" calcext:value-type="float">
            <text:p>20.09112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4.14324" calcext:value-type="float">
            <text:p>54.14324</text:p>
          </table:table-cell>
          <table:table-cell table:number-columns-repeated="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.08792" calcext:value-type="float">
            <text:p>21.0879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42.76188" calcext:value-type="float">
            <text:p>42.76188</text:p>
          </table:table-cell>
          <table:table-cell table:number-columns-repeated="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1.32764" calcext:value-type="float">
            <text:p>21.32764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7.93664" calcext:value-type="float">
            <text:p>37.93664</text:p>
          </table:table-cell>
          <table:table-cell table:number-columns-repeated="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.10716" calcext:value-type="float">
            <text:p>20.1071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43.8612" calcext:value-type="float">
            <text:p>43.8612</text:p>
          </table:table-cell>
          <table:table-cell table:number-columns-repeated="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.88704" calcext:value-type="float">
            <text:p>21.88704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74.98732" calcext:value-type="float">
            <text:p>74.98732</text:p>
          </table:table-cell>
          <table:table-cell table:number-columns-repeated="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.3572" calcext:value-type="float">
            <text:p>21.3572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72.88372" calcext:value-type="float">
            <text:p>72.88372</text:p>
          </table:table-cell>
          <table:table-cell table:number-columns-repeated="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034" calcext:value-type="float">
            <text:p>21.703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3.3696" calcext:value-type="float">
            <text:p>53.3696</text:p>
          </table:table-cell>
          <table:table-cell table:number-columns-repeated="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.55648" calcext:value-type="float">
            <text:p>20.55648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43.73216" calcext:value-type="float">
            <text:p>43.73216</text:p>
          </table:table-cell>
          <table:table-cell table:number-columns-repeated="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.67524" calcext:value-type="float">
            <text:p>20.6752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39.39876" calcext:value-type="float">
            <text:p>39.39876</text:p>
          </table:table-cell>
          <table:table-cell table:number-columns-repeated="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.9864" calcext:value-type="float">
            <text:p>20.9864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1.49444" calcext:value-type="float">
            <text:p>31.49444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73472" calcext:value-type="float">
            <text:p>21.7347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2.31112" calcext:value-type="float">
            <text:p>32.31112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.88868" calcext:value-type="float">
            <text:p>19.88868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29.57212" calcext:value-type="float">
            <text:p>29.57212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.45304" calcext:value-type="float">
            <text:p>19.4530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26.39244" calcext:value-type="float">
            <text:p>26.39244</text:p>
          </table:table-cell>
          <table:table-cell table:number-columns-repeated="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.69984" calcext:value-type="float">
            <text:p>18.69984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22.07892" calcext:value-type="float">
            <text:p>22.07892</text:p>
          </table:table-cell>
          <table:table-cell table:number-columns-repeated="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44996" calcext:value-type="float">
            <text:p>15.44996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12.15072" calcext:value-type="float">
            <text:p>12.15072</text:p>
          </table:table-cell>
          <table:table-cell table:number-columns-repeated="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.91128" calcext:value-type="float">
            <text:p>12.9112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.22684" calcext:value-type="float">
            <text:p>5.2268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843" calcext:value-type="float">
            <text:p>11.84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55.125" calcext:value-type="float">
            <text:p>55.125</text:p>
          </table:table-cell>
          <table:table-cell table:number-columns-repeated="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41172" calcext:value-type="float">
            <text:p>7.41172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75.03204" calcext:value-type="float">
            <text:p>75.03204</text:p>
          </table:table-cell>
          <table:table-cell table:number-columns-repeated="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1444" calcext:value-type="float">
            <text:p>8.1444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78.2126" calcext:value-type="float">
            <text:p>78.2126</text:p>
          </table:table-cell>
          <table:table-cell table:number-columns-repeated="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9584" calcext:value-type="float">
            <text:p>7.39584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77.69376" calcext:value-type="float">
            <text:p>77.69376</text:p>
          </table:table-cell>
          <table:table-cell table:number-columns-repeated="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18908" calcext:value-type="float">
            <text:p>8.18908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76.10928" calcext:value-type="float">
            <text:p>76.109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0508" calcext:value-type="float">
            <text:p>6.80508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74.71576" calcext:value-type="float">
            <text:p>74.71576</text:p>
          </table:table-cell>
          <table:table-cell table:number-columns-repeated="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77172" calcext:value-type="float">
            <text:p>7.77172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73.00448" calcext:value-type="float">
            <text:p>73.00448</text:p>
          </table:table-cell>
          <table:table-cell table:number-columns-repeated="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27468" calcext:value-type="float">
            <text:p>4.2746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71.00668" calcext:value-type="float">
            <text:p>71.00668</text:p>
          </table:table-cell>
          <table:table-cell table:number-columns-repeated="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81552" calcext:value-type="float">
            <text:p>2.8155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63.75504" calcext:value-type="float">
            <text:p>63.75504</text:p>
          </table:table-cell>
          <table:table-cell table:number-columns-repeated="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.91484" calcext:value-type="float">
            <text:p>27.9148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7.57704" calcext:value-type="float">
            <text:p>57.577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3.1296" calcext:value-type="float">
            <text:p>73.1296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47.1058" calcext:value-type="float">
            <text:p>47.1058</text:p>
          </table:table-cell>
          <table:table-cell table:number-columns-repeated="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.9504" calcext:value-type="float">
            <text:p>75.9504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38.84592" calcext:value-type="float">
            <text:p>38.84592</text:p>
          </table:table-cell>
          <table:table-cell table:number-columns-repeated="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5.29104" calcext:value-type="float">
            <text:p>75.29104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5.6772" calcext:value-type="float">
            <text:p>35.6772</text:p>
          </table:table-cell>
          <table:table-cell table:number-columns-repeated="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0.1402" calcext:value-type="float">
            <text:p>70.140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33.49376" calcext:value-type="float">
            <text:p>33.49376</text:p>
          </table:table-cell>
          <table:table-cell table:number-columns-repeated="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65096" calcext:value-type="float">
            <text:p>51.65096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45.65896" calcext:value-type="float">
            <text:p>45.6589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.93116" calcext:value-type="float">
            <text:p>17.93116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5.80432" calcext:value-type="float">
            <text:p>75.80432</text:p>
          </table:table-cell>
          <table:table-cell table:number-columns-repeated="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.03212" calcext:value-type="float">
            <text:p>20.03212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42052" calcext:value-type="float">
            <text:p>24.42052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2" office:value-type="string" calcext:value-type="string">
            <text:p>ClickCou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aby</text:p>
          </table:table-cell>
          <table:table-cell table:number-columns-repeated="4"/>
          <table:table-cell office:value-type="string" calcext:value-type="string">
            <text:p>Flink</text:p>
          </table:table-cell>
          <table:table-cell table:number-columns-repeated="5"/>
          <table:table-cell office:value-type="string" calcext:value-type="string">
            <text:p>Laby-no-reus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 table:number-columns-repeated="5"/>
          <table:table-cell office:value-type="string" calcext:value-type="string">
            <text:p>avg</text:p>
          </table:table-cell>
          <table:table-cell table:number-columns-repeated="1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56.33" calcext:value-type="float">
            <text:p>56.33</text:p>
          </table:table-cell>
          <table:table-cell office:value-type="float" office:value="53.93" calcext:value-type="float">
            <text:p>53.93</text:p>
          </table:table-cell>
          <table:table-cell office:value-type="float" office:value="52.41" calcext:value-type="float">
            <text:p>52.41</text:p>
          </table:table-cell>
          <table:table-cell table:formula="of:=AVERAGE([.B985:.D985])" office:value-type="float" office:value="54.2233333333333" calcext:value-type="float">
            <text:p>54.2233333333</text:p>
          </table:table-cell>
          <table:table-cell/>
          <table:table-cell office:value-type="float" office:value="25000000" calcext:value-type="float">
            <text:p>25000000</text:p>
          </table:table-cell>
          <table:table-cell office:value-type="float" office:value="2561.32" calcext:value-type="float">
            <text:p>2561.32</text:p>
          </table:table-cell>
          <table:table-cell office:value-type="float" office:value="2609.27" calcext:value-type="float">
            <text:p>2609.27</text:p>
          </table:table-cell>
          <table:table-cell office:value-type="float" office:value="2604.07" calcext:value-type="float">
            <text:p>2604.07</text:p>
          </table:table-cell>
          <table:table-cell table:formula="of:=AVERAGE([.H985:.J985])" office:value-type="float" office:value="2591.55333333333" calcext:value-type="float">
            <text:p>2591.5533333333</text:p>
          </table:table-cell>
          <table:table-cell/>
          <table:table-cell office:value-type="float" office:value="25000000" calcext:value-type="float">
            <text:p>250000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45" calcext:value-type="float">
            <text:p>51.45</text:p>
          </table:table-cell>
          <table:table-cell office:value-type="float" office:value="48.99" calcext:value-type="float">
            <text:p>48.99</text:p>
          </table:table-cell>
          <table:table-cell table:formula="of:=AVERAGE([.N985:.P985])" office:value-type="float" office:value="50.73" calcext:value-type="float">
            <text:p>50.73</text:p>
          </table:table-cell>
          <table:table-cell table:number-columns-repeated="6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63.15" calcext:value-type="float">
            <text:p>63.15</text:p>
          </table:table-cell>
          <table:table-cell office:value-type="float" office:value="62.45" calcext:value-type="float">
            <text:p>62.45</text:p>
          </table:table-cell>
          <table:table-cell office:value-type="float" office:value="58.47" calcext:value-type="float">
            <text:p>58.47</text:p>
          </table:table-cell>
          <table:table-cell table:formula="of:=AVERAGE([.B986:.D986])" office:value-type="float" office:value="61.3566666666667" calcext:value-type="float">
            <text:p>61.3566666667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3162.46" calcext:value-type="float">
            <text:p>3162.46</text:p>
          </table:table-cell>
          <table:table-cell office:value-type="float" office:value="3128.3" calcext:value-type="float">
            <text:p>3128.3</text:p>
          </table:table-cell>
          <table:table-cell office:value-type="float" office:value="3051.53" calcext:value-type="float">
            <text:p>3051.53</text:p>
          </table:table-cell>
          <table:table-cell table:formula="of:=AVERAGE([.H986:.J986])" office:value-type="float" office:value="3114.09666666667" calcext:value-type="float">
            <text:p>3114.0966666667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66.31" calcext:value-type="float">
            <text:p>66.31</text:p>
          </table:table-cell>
          <table:table-cell office:value-type="float" office:value="68.29" calcext:value-type="float">
            <text:p>68.29</text:p>
          </table:table-cell>
          <table:table-cell office:value-type="float" office:value="64.76" calcext:value-type="float">
            <text:p>64.76</text:p>
          </table:table-cell>
          <table:table-cell table:formula="of:=AVERAGE([.N986:.P986])" office:value-type="float" office:value="66.4533333333333" calcext:value-type="float">
            <text:p>66.4533333333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9.9" calcext:value-type="float">
            <text:p>89.9</text:p>
          </table:table-cell>
          <table:table-cell office:value-type="float" office:value="93.94" calcext:value-type="float">
            <text:p>93.94</text:p>
          </table:table-cell>
          <table:table-cell office:value-type="float" office:value="100.65" calcext:value-type="float">
            <text:p>100.65</text:p>
          </table:table-cell>
          <table:table-cell table:formula="of:=AVERAGE([.B987:.D987])" office:value-type="float" office:value="94.83" calcext:value-type="float">
            <text:p>94.8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3940.32" calcext:value-type="float">
            <text:p>3940.32</text:p>
          </table:table-cell>
          <table:table-cell office:value-type="float" office:value="3852.99" calcext:value-type="float">
            <text:p>3852.99</text:p>
          </table:table-cell>
          <table:table-cell office:value-type="float" office:value="3851.59" calcext:value-type="float">
            <text:p>3851.59</text:p>
          </table:table-cell>
          <table:table-cell table:formula="of:=AVERAGE([.H987:.J987])" office:value-type="float" office:value="3881.63333333333" calcext:value-type="float">
            <text:p>3881.633333333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121.4" calcext:value-type="float">
            <text:p>121.4</text:p>
          </table:table-cell>
          <table:table-cell office:value-type="float" office:value="126.01" calcext:value-type="float">
            <text:p>126.01</text:p>
          </table:table-cell>
          <table:table-cell office:value-type="float" office:value="117.79" calcext:value-type="float">
            <text:p>117.79</text:p>
          </table:table-cell>
          <table:table-cell table:formula="of:=AVERAGE([.N987:.P987])" office:value-type="float" office:value="121.733333333333" calcext:value-type="float">
            <text:p>121.7333333333</text:p>
          </table:table-cell>
          <table:table-cell table:number-columns-repeated="6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153.8" calcext:value-type="float">
            <text:p>153.8</text:p>
          </table:table-cell>
          <table:table-cell office:value-type="float" office:value="155.24" calcext:value-type="float">
            <text:p>155.24</text:p>
          </table:table-cell>
          <table:table-cell office:value-type="float" office:value="162.51" calcext:value-type="float">
            <text:p>162.51</text:p>
          </table:table-cell>
          <table:table-cell table:formula="of:=AVERAGE([.B988:.D988])" office:value-type="float" office:value="157.183333333333" calcext:value-type="float">
            <text:p>157.1833333333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4246.35" calcext:value-type="float">
            <text:p>4246.35</text:p>
          </table:table-cell>
          <table:table-cell office:value-type="float" office:value="4219.92" calcext:value-type="float">
            <text:p>4219.92</text:p>
          </table:table-cell>
          <table:table-cell office:value-type="float" office:value="4255.89" calcext:value-type="float">
            <text:p>4255.89</text:p>
          </table:table-cell>
          <table:table-cell table:formula="of:=AVERAGE([.H988:.J988])" office:value-type="float" office:value="4240.72" calcext:value-type="float">
            <text:p>4240.72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69.15" calcext:value-type="float">
            <text:p>269.15</text:p>
          </table:table-cell>
          <table:table-cell office:value-type="float" office:value="253.15" calcext:value-type="float">
            <text:p>253.15</text:p>
          </table:table-cell>
          <table:table-cell office:value-type="float" office:value="257.92" calcext:value-type="float">
            <text:p>257.92</text:p>
          </table:table-cell>
          <table:table-cell table:formula="of:=AVERAGE([.N988:.P988])" office:value-type="float" office:value="260.073333333333" calcext:value-type="float">
            <text:p>260.0733333333</text:p>
          </table:table-cell>
          <table:table-cell table:number-columns-repeated="6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307.74" calcext:value-type="float">
            <text:p>307.74</text:p>
          </table:table-cell>
          <table:table-cell office:value-type="float" office:value="329.39" calcext:value-type="float">
            <text:p>329.39</text:p>
          </table:table-cell>
          <table:table-cell office:value-type="float" office:value="304.9" calcext:value-type="float">
            <text:p>304.9</text:p>
          </table:table-cell>
          <table:table-cell table:formula="of:=AVERAGE([.B989:.D989])" office:value-type="float" office:value="314.01" calcext:value-type="float">
            <text:p>314.01</text:p>
          </table:table-cell>
          <table:table-cell/>
          <table:table-cell office:value-type="float" office:value="400000000" calcext:value-type="float">
            <text:p>400000000</text:p>
          </table:table-cell>
          <table:table-cell office:value-type="float" office:value="4623.06" calcext:value-type="float">
            <text:p>4623.06</text:p>
          </table:table-cell>
          <table:table-cell office:value-type="float" office:value="4654.4" calcext:value-type="float">
            <text:p>4654.4</text:p>
          </table:table-cell>
          <table:table-cell office:value-type="float" office:value="4535.75" calcext:value-type="float">
            <text:p>4535.75</text:p>
          </table:table-cell>
          <table:table-cell table:formula="of:=AVERAGE([.H989:.J989])" office:value-type="float" office:value="4604.40333333333" calcext:value-type="float">
            <text:p>4604.4033333333</text:p>
          </table:table-cell>
          <table:table-cell/>
          <table:table-cell office:value-type="float" office:value="400000000" calcext:value-type="float">
            <text:p>400000000</text:p>
          </table:table-cell>
          <table:table-cell office:value-type="float" office:value="653.24" calcext:value-type="float">
            <text:p>653.24</text:p>
          </table:table-cell>
          <table:table-cell office:value-type="float" office:value="578.95" calcext:value-type="float">
            <text:p>578.95</text:p>
          </table:table-cell>
          <table:table-cell office:value-type="float" office:value="608.62" calcext:value-type="float">
            <text:p>608.62</text:p>
          </table:table-cell>
          <table:table-cell table:formula="of:=AVERAGE([.N989:.P989])" office:value-type="float" office:value="613.603333333333" calcext:value-type="float">
            <text:p>613.6033333333</text:p>
          </table:table-cell>
          <table:table-cell table:number-columns-repeated="6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617.3" calcext:value-type="float">
            <text:p>617.3</text:p>
          </table:table-cell>
          <table:table-cell office:value-type="float" office:value="592.53" calcext:value-type="float">
            <text:p>592.53</text:p>
          </table:table-cell>
          <table:table-cell office:value-type="float" office:value="613.65" calcext:value-type="float">
            <text:p>613.65</text:p>
          </table:table-cell>
          <table:table-cell table:formula="of:=AVERAGE([.B990:.D990])" office:value-type="float" office:value="607.826666666667" calcext:value-type="float">
            <text:p>607.8266666667</text:p>
          </table:table-cell>
          <table:table-cell/>
          <table:table-cell office:value-type="float" office:value="800000000" calcext:value-type="float">
            <text:p>800000000</text:p>
          </table:table-cell>
          <table:table-cell office:value-type="float" office:value="5407.08" calcext:value-type="float">
            <text:p>5407.08</text:p>
          </table:table-cell>
          <table:table-cell office:value-type="float" office:value="5270.73" calcext:value-type="float">
            <text:p>5270.73</text:p>
          </table:table-cell>
          <table:table-cell office:value-type="float" office:value="6044.18" calcext:value-type="float">
            <text:p>6044.18</text:p>
          </table:table-cell>
          <table:table-cell table:formula="of:=AVERAGE([.H990:.J990])" office:value-type="float" office:value="5573.99666666667" calcext:value-type="float">
            <text:p>5573.9966666667</text:p>
          </table:table-cell>
          <table:table-cell/>
          <table:table-cell office:value-type="float" office:value="800000000" calcext:value-type="float">
            <text:p>800000000</text:p>
          </table:table-cell>
          <table:table-cell office:value-type="float" office:value="1976.81" calcext:value-type="float">
            <text:p>1976.81</text:p>
          </table:table-cell>
          <table:table-cell office:value-type="float" office:value="1951.34" calcext:value-type="float">
            <text:p>1951.34</text:p>
          </table:table-cell>
          <table:table-cell office:value-type="float" office:value="1961.42" calcext:value-type="float">
            <text:p>1961.42</text:p>
          </table:table-cell>
          <table:table-cell table:formula="of:=AVERAGE([.N990:.P990])" office:value-type="float" office:value="1963.19" calcext:value-type="float">
            <text:p>1963.19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convert to da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Laby</text:p>
          </table:table-cell>
          <table:table-cell office:value-type="string" calcext:value-type="string">
            <text:p>Flink</text:p>
          </table:table-cell>
          <table:table-cell office:value-type="string" calcext:value-type="string">
            <text:p>Laby-no-reu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0000" calcext:value-type="float">
            <text:p>25000000</text:p>
          </table:table-cell>
          <table:table-cell office:value-type="float" office:value="54.2233333333" calcext:value-type="float">
            <text:p>54.2233333333</text:p>
          </table:table-cell>
          <table:table-cell office:value-type="float" office:value="2591.5533333333" calcext:value-type="float">
            <text:p>2591.5533333333</text:p>
          </table:table-cell>
          <table:table-cell office:value-type="float" office:value="50.73" calcext:value-type="float">
            <text:p>50.7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0000" calcext:value-type="float">
            <text:p>50000000</text:p>
          </table:table-cell>
          <table:table-cell office:value-type="float" office:value="61.3566666667" calcext:value-type="float">
            <text:p>61.3566666667</text:p>
          </table:table-cell>
          <table:table-cell office:value-type="float" office:value="3114.0966666667" calcext:value-type="float">
            <text:p>3114.0966666667</text:p>
          </table:table-cell>
          <table:table-cell office:value-type="float" office:value="66.4533333333" calcext:value-type="float">
            <text:p>66.45333333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0000" calcext:value-type="float">
            <text:p>100000000</text:p>
          </table:table-cell>
          <table:table-cell office:value-type="float" office:value="94.83" calcext:value-type="float">
            <text:p>94.83</text:p>
          </table:table-cell>
          <table:table-cell office:value-type="float" office:value="3881.6333333333" calcext:value-type="float">
            <text:p>3881.6333333333</text:p>
          </table:table-cell>
          <table:table-cell office:value-type="float" office:value="121.7333333333" calcext:value-type="float">
            <text:p>121.73333333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0000" calcext:value-type="float">
            <text:p>200000000</text:p>
          </table:table-cell>
          <table:table-cell office:value-type="float" office:value="157.1833333333" calcext:value-type="float">
            <text:p>157.1833333333</text:p>
          </table:table-cell>
          <table:table-cell office:value-type="float" office:value="4240.72" calcext:value-type="float">
            <text:p>4240.72</text:p>
          </table:table-cell>
          <table:table-cell office:value-type="float" office:value="260.0733333333" calcext:value-type="float">
            <text:p>260.07333333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0000000" calcext:value-type="float">
            <text:p>400000000</text:p>
          </table:table-cell>
          <table:table-cell office:value-type="float" office:value="314.01" calcext:value-type="float">
            <text:p>314.01</text:p>
          </table:table-cell>
          <table:table-cell office:value-type="float" office:value="4604.4033333333" calcext:value-type="float">
            <text:p>4604.4033333333</text:p>
          </table:table-cell>
          <table:table-cell office:value-type="float" office:value="613.6033333333" calcext:value-type="float">
            <text:p>613.60333333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0000000" calcext:value-type="float">
            <text:p>800000000</text:p>
          </table:table-cell>
          <table:table-cell office:value-type="float" office:value="607.8266666667" calcext:value-type="float">
            <text:p>607.8266666667</text:p>
          </table:table-cell>
          <table:table-cell office:value-type="float" office:value="5573.9966666667" calcext:value-type="float">
            <text:p>5573.9966666667</text:p>
          </table:table-cell>
          <table:table-cell office:value-type="float" office:value="1963.19" calcext:value-type="float">
            <text:p>1963.1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58:29.02459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10-02T12:58:47.514388350</dc:date>
    <meta:editing-duration>P4DT17H18M38S</meta:editing-duration>
    <meta:editing-cycles>40</meta:editing-cycles>
    <meta:generator>LibreOffice/5.1.6.2$Linux_X86_64 LibreOffice_project/10m0$Build-2</meta:generator>
    <meta:document-statistic meta:table-count="1" meta:cell-count="601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40:Sheet1.N64 Sheet1.L39:Sheet1.N39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